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4mm" svg:x="161.35mm" svg:y="29.49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2.17mm" svg:y="127.49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59.15mm" svg:y="244.11mm">
            <loext:p draw:notify-on-update-of-ranges="Sheet1.B58:Sheet1.B58 Sheet1.B59:Sheet1.B68 Sheet1.C58:Sheet1.C58 Sheet1.C59:Sheet1.C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8mm" svg:height="90.05mm" svg:x="471.09mm" svg:y="28.42mm">
            <loext:p draw:notify-on-update-of-ranges="Sheet1.P7:Sheet1.P7 Sheet1.P8:Sheet1.P17 Sheet1.Q7:Sheet1.Q7 Sheet1.Q8:Sheet1.Q17 Sheet1.R7:Sheet1.R7 Sheet1.R8:Sheet1.R17 Sheet1.S7:Sheet1.S7 Sheet1.S8:Sheet1.S17 Sheet1.T7:Sheet1.T7 Sheet1.T8:Sheet1.T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7mm" svg:height="90.05mm" svg:x="475.23mm" svg:y="132.81mm">
            <loext:p draw:notify-on-update-of-ranges="Sheet1.P32:Sheet1.P32 Sheet1.P33:Sheet1.P42 Sheet1.Q32:Sheet1.Q32 Sheet1.Q33:Sheet1.Q42 Sheet1.R32:Sheet1.R32 Sheet1.R33:Sheet1.R42 Sheet1.S32:Sheet1.S32 Sheet1.S33:Sheet1.S42 Sheet1.T32:Sheet1.T32 Sheet1.T33:Sheet1.T4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7mm" svg:height="90.05mm" svg:x="477.44mm" svg:y="245.96mm">
            <loext:p draw:notify-on-update-of-ranges="Sheet1.R58:Sheet1.R58 Sheet1.R59:Sheet1.R68 Sheet1.S58:Sheet1.S58 Sheet1.S59:Sheet1.S6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7mm" svg:height="90.04mm" svg:x="653.37mm" svg:y="194.17mm">
            <loext:p draw:notify-on-update-of-ranges="Sheet1.AD32:Sheet1.AD32 Sheet1.AD33:Sheet1.AD42 Sheet1.AE32:Sheet1.AE32 Sheet1.AE33:Sheet1.AE42 Sheet1.AF32:Sheet1.AF32 Sheet1.AF33:Sheet1.AF42 Sheet1.AG32:Sheet1.AG32 Sheet1.AG33:Sheet1.AG42 Sheet1.AH32:Sheet1.AH32 Sheet1.AH33:Sheet1.AH4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7mm" svg:height="90.04mm" svg:x="826.56mm" svg:y="200.55mm">
            <loext:p draw:notify-on-update-of-ranges="Sheet1.AL32:Sheet1.AL32 Sheet1.AL33:Sheet1.AL42 Sheet1.AM32:Sheet1.AM32 Sheet1.AM33:Sheet1.AM42 Sheet1.AN32:Sheet1.AN32 Sheet1.AN33:Sheet1.AN42 Sheet1.AO32:Sheet1.AO32 Sheet1.AO33:Sheet1.AO42 Sheet1.AP32:Sheet1.AP32 Sheet1.AP33:Sheet1.AP4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7mm" svg:height="90.05mm" svg:x="915.77mm" svg:y="294.3mm">
            <loext:p draw:notify-on-update-of-ranges="Sheet1.AL71:Sheet1.AL71 Sheet1.AL72:Sheet1.AL81 Sheet1.AM71:Sheet1.AM71 Sheet1.AM72:Sheet1.AM8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ce1"/>
        <table:table-column table:style-name="co1" table:number-columns-repeated="28" table:default-cell-style-name="Default"/>
        <table:table-row table:style-name="ro1">
          <table:table-cell table:style-name="Default" table:number-columns-repeated="14"/>
          <table:table-cell table:number-columns-repeated="28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20"/>
          <table:table-cell office:value-type="string" calcext:value-type="string">
            <text:p>static jr + dyn pricing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tatic job rat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9"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  <table:table-cell table:formula="of:=SUM([.B8:.F8])" office:value-type="float" office:value="16632" calcext:value-type="float">
            <text:p>16632</text:p>
          </table:table-cell>
          <table:table-cell table:number-columns-repeated="8"/>
          <table:table-cell office:value-type="float" office:value="3267" calcext:value-type="float">
            <text:p>3267</text:p>
          </table:table-cell>
          <table:table-cell office:value-type="float" office:value="6732" calcext:value-type="float">
            <text:p>6732</text:p>
          </table:table-cell>
          <table:table-cell office:value-type="float" office:value="3267" calcext:value-type="float">
            <text:p>3267</text:p>
          </table:table-cell>
          <table:table-cell office:value-type="float" office:value="11484" calcext:value-type="float">
            <text:p>11484</text:p>
          </table:table-cell>
          <table:table-cell office:value-type="float" office:value="3168" calcext:value-type="float">
            <text:p>316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704.82" calcext:value-type="float">
            <text:p>2704.82</text:p>
          </table:table-cell>
          <table:table-cell office:value-type="float" office:value="4425.4" calcext:value-type="float">
            <text:p>4425.4</text:p>
          </table:table-cell>
          <table:table-cell office:value-type="float" office:value="1415" calcext:value-type="float">
            <text:p>1415</text:p>
          </table:table-cell>
          <table:table-cell office:value-type="float" office:value="3143.06" calcext:value-type="float">
            <text:p>3143.06</text:p>
          </table:table-cell>
          <table:table-cell office:value-type="float" office:value="1984.56" calcext:value-type="float">
            <text:p>1984.56</text:p>
          </table:table-cell>
          <table:table-cell table:formula="of:=SUM([.B9:.F9])" office:value-type="float" office:value="13672.84" calcext:value-type="float">
            <text:p>13672.84</text:p>
          </table:table-cell>
          <table:table-cell table:number-columns-repeated="8"/>
          <table:table-cell office:value-type="float" office:value="9272.82" calcext:value-type="float">
            <text:p>9272.82</text:p>
          </table:table-cell>
          <table:table-cell office:value-type="float" office:value="8263.71" calcext:value-type="float">
            <text:p>8263.71</text:p>
          </table:table-cell>
          <table:table-cell office:value-type="float" office:value="2161.69" calcext:value-type="float">
            <text:p>2161.69</text:p>
          </table:table-cell>
          <table:table-cell office:value-type="float" office:value="3902.53" calcext:value-type="float">
            <text:p>3902.53</text:p>
          </table:table-cell>
          <table:table-cell office:value-type="float" office:value="5283.7" calcext:value-type="float">
            <text:p>5283.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999.59" calcext:value-type="float">
            <text:p>1999.59</text:p>
          </table:table-cell>
          <table:table-cell office:value-type="float" office:value="2623.09" calcext:value-type="float">
            <text:p>2623.09</text:p>
          </table:table-cell>
          <table:table-cell office:value-type="float" office:value="2189.75" calcext:value-type="float">
            <text:p>2189.75</text:p>
          </table:table-cell>
          <table:table-cell office:value-type="float" office:value="1369.92" calcext:value-type="float">
            <text:p>1369.92</text:p>
          </table:table-cell>
          <table:table-cell office:value-type="float" office:value="2353.54" calcext:value-type="float">
            <text:p>2353.54</text:p>
          </table:table-cell>
          <table:table-cell table:formula="of:=SUM([.B10:.F10])" office:value-type="float" office:value="10535.89" calcext:value-type="float">
            <text:p>10535.89</text:p>
          </table:table-cell>
          <table:table-cell table:number-columns-repeated="8"/>
          <table:table-cell office:value-type="float" office:value="7902.76" calcext:value-type="float">
            <text:p>7902.76</text:p>
          </table:table-cell>
          <table:table-cell office:value-type="float" office:value="7317.33" calcext:value-type="float">
            <text:p>7317.33</text:p>
          </table:table-cell>
          <table:table-cell office:value-type="float" office:value="2108.76" calcext:value-type="float">
            <text:p>2108.76</text:p>
          </table:table-cell>
          <table:table-cell office:value-type="float" office:value="4031.54" calcext:value-type="float">
            <text:p>4031.54</text:p>
          </table:table-cell>
          <table:table-cell office:value-type="float" office:value="7764.73" calcext:value-type="float">
            <text:p>7764.7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163.62" calcext:value-type="float">
            <text:p>2163.62</text:p>
          </table:table-cell>
          <table:table-cell office:value-type="float" office:value="2221" calcext:value-type="float">
            <text:p>2221</text:p>
          </table:table-cell>
          <table:table-cell office:value-type="float" office:value="1595.84" calcext:value-type="float">
            <text:p>1595.84</text:p>
          </table:table-cell>
          <table:table-cell office:value-type="float" office:value="934.43" calcext:value-type="float">
            <text:p>934.43</text:p>
          </table:table-cell>
          <table:table-cell office:value-type="float" office:value="1081.38" calcext:value-type="float">
            <text:p>1081.38</text:p>
          </table:table-cell>
          <table:table-cell table:formula="of:=SUM([.B11:.F11])" office:value-type="float" office:value="7996.27" calcext:value-type="float">
            <text:p>7996.27</text:p>
          </table:table-cell>
          <table:table-cell table:number-columns-repeated="8"/>
          <table:table-cell office:value-type="float" office:value="5908.97" calcext:value-type="float">
            <text:p>5908.97</text:p>
          </table:table-cell>
          <table:table-cell office:value-type="float" office:value="6192.35" calcext:value-type="float">
            <text:p>6192.35</text:p>
          </table:table-cell>
          <table:table-cell office:value-type="float" office:value="7655.07" calcext:value-type="float">
            <text:p>7655.07</text:p>
          </table:table-cell>
          <table:table-cell office:value-type="float" office:value="4100.94" calcext:value-type="float">
            <text:p>4100.94</text:p>
          </table:table-cell>
          <table:table-cell office:value-type="float" office:value="5331.23" calcext:value-type="float">
            <text:p>5331.2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311.37" calcext:value-type="float">
            <text:p>2311.37</text:p>
          </table:table-cell>
          <table:table-cell office:value-type="float" office:value="805.004" calcext:value-type="float">
            <text:p>805.004</text:p>
          </table:table-cell>
          <table:table-cell office:value-type="float" office:value="1514.8" calcext:value-type="float">
            <text:p>1514.8</text:p>
          </table:table-cell>
          <table:table-cell office:value-type="float" office:value="625.797" calcext:value-type="float">
            <text:p>625.797</text:p>
          </table:table-cell>
          <table:table-cell office:value-type="float" office:value="776.988" calcext:value-type="float">
            <text:p>776.988</text:p>
          </table:table-cell>
          <table:table-cell table:formula="of:=SUM([.B12:.F12])" office:value-type="float" office:value="6033.959" calcext:value-type="float">
            <text:p>6033.959</text:p>
          </table:table-cell>
          <table:table-cell table:number-columns-repeated="8"/>
          <table:table-cell office:value-type="float" office:value="6053.48" calcext:value-type="float">
            <text:p>6053.48</text:p>
          </table:table-cell>
          <table:table-cell office:value-type="float" office:value="6396.7" calcext:value-type="float">
            <text:p>6396.7</text:p>
          </table:table-cell>
          <table:table-cell office:value-type="float" office:value="7526.56" calcext:value-type="float">
            <text:p>7526.56</text:p>
          </table:table-cell>
          <table:table-cell office:value-type="float" office:value="4140.03" calcext:value-type="float">
            <text:p>4140.03</text:p>
          </table:table-cell>
          <table:table-cell office:value-type="float" office:value="5330.32" calcext:value-type="float">
            <text:p>5330.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19.71" calcext:value-type="float">
            <text:p>819.71</text:p>
          </table:table-cell>
          <table:table-cell office:value-type="float" office:value="600.164" calcext:value-type="float">
            <text:p>600.164</text:p>
          </table:table-cell>
          <table:table-cell office:value-type="float" office:value="1118.05" calcext:value-type="float">
            <text:p>1118.05</text:p>
          </table:table-cell>
          <table:table-cell office:value-type="float" office:value="417.198" calcext:value-type="float">
            <text:p>417.198</text:p>
          </table:table-cell>
          <table:table-cell office:value-type="float" office:value="1504.56" calcext:value-type="float">
            <text:p>1504.56</text:p>
          </table:table-cell>
          <table:table-cell table:formula="of:=SUM([.B13:.F13])" office:value-type="float" office:value="4459.682" calcext:value-type="float">
            <text:p>4459.682</text:p>
          </table:table-cell>
          <table:table-cell table:number-columns-repeated="8"/>
          <table:table-cell office:value-type="float" office:value="6182.55" calcext:value-type="float">
            <text:p>6182.55</text:p>
          </table:table-cell>
          <table:table-cell office:value-type="float" office:value="6577" calcext:value-type="float">
            <text:p>6577</text:p>
          </table:table-cell>
          <table:table-cell office:value-type="float" office:value="7517.02" calcext:value-type="float">
            <text:p>7517.02</text:p>
          </table:table-cell>
          <table:table-cell office:value-type="float" office:value="4160.68" calcext:value-type="float">
            <text:p>4160.68</text:p>
          </table:table-cell>
          <table:table-cell office:value-type="float" office:value="5329.58" calcext:value-type="float">
            <text:p>5329.5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16.921" calcext:value-type="float">
            <text:p>616.921</text:p>
          </table:table-cell>
          <table:table-cell office:value-type="float" office:value="425.327" calcext:value-type="float">
            <text:p>425.327</text:p>
          </table:table-cell>
          <table:table-cell office:value-type="float" office:value="813.441" calcext:value-type="float">
            <text:p>813.441</text:p>
          </table:table-cell>
          <table:table-cell office:value-type="float" office:value="278.132" calcext:value-type="float">
            <text:p>278.132</text:p>
          </table:table-cell>
          <table:table-cell office:value-type="float" office:value="1156.24" calcext:value-type="float">
            <text:p>1156.24</text:p>
          </table:table-cell>
          <table:table-cell table:formula="of:=SUM([.B14:.F14])" office:value-type="float" office:value="3290.061" calcext:value-type="float">
            <text:p>3290.061</text:p>
          </table:table-cell>
          <table:table-cell table:number-columns-repeated="8"/>
          <table:table-cell office:value-type="float" office:value="6301.53" calcext:value-type="float">
            <text:p>6301.53</text:p>
          </table:table-cell>
          <table:table-cell office:value-type="float" office:value="6741.49" calcext:value-type="float">
            <text:p>6741.49</text:p>
          </table:table-cell>
          <table:table-cell office:value-type="float" office:value="7587.71" calcext:value-type="float">
            <text:p>7587.71</text:p>
          </table:table-cell>
          <table:table-cell office:value-type="float" office:value="4168.88" calcext:value-type="float">
            <text:p>4168.88</text:p>
          </table:table-cell>
          <table:table-cell office:value-type="float" office:value="5328.96" calcext:value-type="float">
            <text:p>5328.9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66.364" calcext:value-type="float">
            <text:p>466.364</text:p>
          </table:table-cell>
          <table:table-cell office:value-type="float" office:value="294.322" calcext:value-type="float">
            <text:p>294.322</text:p>
          </table:table-cell>
          <table:table-cell office:value-type="float" office:value="575.541" calcext:value-type="float">
            <text:p>575.541</text:p>
          </table:table-cell>
          <table:table-cell office:value-type="float" office:value="185.421" calcext:value-type="float">
            <text:p>185.421</text:p>
          </table:table-cell>
          <table:table-cell office:value-type="float" office:value="883.176" calcext:value-type="float">
            <text:p>883.176</text:p>
          </table:table-cell>
          <table:table-cell table:formula="of:=SUM([.B15:.F15])" office:value-type="float" office:value="2404.824" calcext:value-type="float">
            <text:p>2404.824</text:p>
          </table:table-cell>
          <table:table-cell table:number-columns-repeated="8"/>
          <table:table-cell office:value-type="float" office:value="3742.91" calcext:value-type="float">
            <text:p>3742.91</text:p>
          </table:table-cell>
          <table:table-cell office:value-type="float" office:value="5115.77" calcext:value-type="float">
            <text:p>5115.77</text:p>
          </table:table-cell>
          <table:table-cell office:value-type="float" office:value="9441.67" calcext:value-type="float">
            <text:p>9441.67</text:p>
          </table:table-cell>
          <table:table-cell office:value-type="float" office:value="6811" calcext:value-type="float">
            <text:p>6811</text:p>
          </table:table-cell>
          <table:table-cell office:value-type="float" office:value="5328.43" calcext:value-type="float">
            <text:p>5328.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52.726" calcext:value-type="float">
            <text:p>352.726</text:p>
          </table:table-cell>
          <table:table-cell office:value-type="float" office:value="199.484" calcext:value-type="float">
            <text:p>199.484</text:p>
          </table:table-cell>
          <table:table-cell office:value-type="float" office:value="391.707" calcext:value-type="float">
            <text:p>391.707</text:p>
          </table:table-cell>
          <table:table-cell office:value-type="float" office:value="123.614" calcext:value-type="float">
            <text:p>123.614</text:p>
          </table:table-cell>
          <table:table-cell office:value-type="float" office:value="669.678" calcext:value-type="float">
            <text:p>669.678</text:p>
          </table:table-cell>
          <table:table-cell table:formula="of:=SUM([.B16:.F16])" office:value-type="float" office:value="1737.209" calcext:value-type="float">
            <text:p>1737.209</text:p>
          </table:table-cell>
          <table:table-cell table:number-columns-repeated="8"/>
          <table:table-cell office:value-type="float" office:value="3785.41" calcext:value-type="float">
            <text:p>3785.41</text:p>
          </table:table-cell>
          <table:table-cell office:value-type="float" office:value="5208.01" calcext:value-type="float">
            <text:p>5208.01</text:p>
          </table:table-cell>
          <table:table-cell office:value-type="float" office:value="6532.76" calcext:value-type="float">
            <text:p>6532.76</text:p>
          </table:table-cell>
          <table:table-cell office:value-type="float" office:value="6823.37" calcext:value-type="float">
            <text:p>6823.37</text:p>
          </table:table-cell>
          <table:table-cell office:value-type="float" office:value="8499.46" calcext:value-type="float">
            <text:p>8499.4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2.4742" calcext:value-type="float">
            <text:p>72.4742</text:p>
          </table:table-cell>
          <table:table-cell office:value-type="float" office:value="132.989" calcext:value-type="float">
            <text:p>132.989</text:p>
          </table:table-cell>
          <table:table-cell office:value-type="float" office:value="261.138" calcext:value-type="float">
            <text:p>261.138</text:p>
          </table:table-cell>
          <table:table-cell office:value-type="float" office:value="82.4095" calcext:value-type="float">
            <text:p>82.4095</text:p>
          </table:table-cell>
          <table:table-cell office:value-type="float" office:value="681.689" calcext:value-type="float">
            <text:p>681.689</text:p>
          </table:table-cell>
          <table:table-cell table:formula="of:=SUM([.B17:.F17])" office:value-type="float" office:value="1230.6997" calcext:value-type="float">
            <text:p>1230.6997</text:p>
          </table:table-cell>
          <table:table-cell table:number-columns-repeated="8"/>
          <table:table-cell office:value-type="float" office:value="3812.06" calcext:value-type="float">
            <text:p>3812.06</text:p>
          </table:table-cell>
          <table:table-cell office:value-type="float" office:value="5285.07" calcext:value-type="float">
            <text:p>5285.07</text:p>
          </table:table-cell>
          <table:table-cell office:value-type="float" office:value="5644.61" calcext:value-type="float">
            <text:p>5644.61</text:p>
          </table:table-cell>
          <table:table-cell office:value-type="float" office:value="6846.74" calcext:value-type="float">
            <text:p>6846.74</text:p>
          </table:table-cell>
          <table:table-cell office:value-type="float" office:value="9587.79" calcext:value-type="float">
            <text:p>9587.79</text:p>
          </table:table-cell>
          <table:table-cell table:number-columns-repeated="22"/>
        </table:table-row>
        <table:table-row table:style-name="ro1" table:number-rows-repeated="10">
          <table:table-cell table:number-columns-repeated="42"/>
        </table:table-row>
        <table:table-row table:style-name="ro1">
          <table:table-cell/>
          <table:table-cell office:value-type="string" calcext:value-type="string">
            <text:p>Dynamic Job rat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14"/>
          <table:table-cell office:value-type="string" calcext:value-type="string">
            <text:p>sab dynamic</text:p>
          </table:table-cell>
          <table:table-cell table:number-columns-repeated="8"/>
          <table:table-cell office:value-type="string" calcext:value-type="string">
            <text:p>static pricing + dyn jr</text:p>
          </table:table-cell>
          <table:table-cell table:number-columns-repeated="7"/>
          <table:table-cell office:value-type="string" calcext:value-type="string">
            <text:p>sab stat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  <table:table-cell table:formula="of:=SUM([.B30:.F30])" office:value-type="float" office:value="16632" calcext:value-type="float">
            <text:p>1663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2704.82" calcext:value-type="float">
            <text:p>2704.82</text:p>
          </table:table-cell>
          <table:table-cell office:value-type="float" office:value="4425.4" calcext:value-type="float">
            <text:p>4425.4</text:p>
          </table:table-cell>
          <table:table-cell office:value-type="float" office:value="1415" calcext:value-type="float">
            <text:p>1415</text:p>
          </table:table-cell>
          <table:table-cell office:value-type="float" office:value="1991.26" calcext:value-type="float">
            <text:p>1991.26</text:p>
          </table:table-cell>
          <table:table-cell office:value-type="float" office:value="3100.84" calcext:value-type="float">
            <text:p>3100.84</text:p>
          </table:table-cell>
          <table:table-cell table:formula="of:=SUM([.B31:.F31])" office:value-type="float" office:value="13637.32" calcext:value-type="float">
            <text:p>13637.3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1882.26" calcext:value-type="float">
            <text:p>1882.26</text:p>
          </table:table-cell>
          <table:table-cell office:value-type="float" office:value="2623.09" calcext:value-type="float">
            <text:p>2623.09</text:p>
          </table:table-cell>
          <table:table-cell office:value-type="float" office:value="2189.58" calcext:value-type="float">
            <text:p>2189.58</text:p>
          </table:table-cell>
          <table:table-cell office:value-type="float" office:value="1598.36" calcext:value-type="float">
            <text:p>1598.36</text:p>
          </table:table-cell>
          <table:table-cell office:value-type="float" office:value="2273.93" calcext:value-type="float">
            <text:p>2273.93</text:p>
          </table:table-cell>
          <table:table-cell table:formula="of:=SUM([.B32:.F32])" office:value-type="float" office:value="10567.22" calcext:value-type="float">
            <text:p>10567.22</text:p>
          </table:table-cell>
          <table:table-cell table:number-columns-repeated="8"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9"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3"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1979.66" calcext:value-type="float">
            <text:p>1979.66</text:p>
          </table:table-cell>
          <table:table-cell office:value-type="float" office:value="2221.02" calcext:value-type="float">
            <text:p>2221.02</text:p>
          </table:table-cell>
          <table:table-cell office:value-type="float" office:value="1595.48" calcext:value-type="float">
            <text:p>1595.48</text:p>
          </table:table-cell>
          <table:table-cell office:value-type="float" office:value="1105.8" calcext:value-type="float">
            <text:p>1105.8</text:p>
          </table:table-cell>
          <table:table-cell office:value-type="float" office:value="1110.03" calcext:value-type="float">
            <text:p>1110.03</text:p>
          </table:table-cell>
          <table:table-cell table:formula="of:=SUM([.B33:.F33])" office:value-type="float" office:value="8011.99" calcext:value-type="float">
            <text:p>8011.99</text:p>
          </table:table-cell>
          <table:table-cell table:number-columns-repeated="8"/>
          <table:table-cell office:value-type="float" office:value="3267" calcext:value-type="float">
            <text:p>3267</text:p>
          </table:table-cell>
          <table:table-cell office:value-type="float" office:value="6732" calcext:value-type="float">
            <text:p>6732</text:p>
          </table:table-cell>
          <table:table-cell office:value-type="float" office:value="3267" calcext:value-type="float">
            <text:p>3267</text:p>
          </table:table-cell>
          <table:table-cell office:value-type="float" office:value="11484" calcext:value-type="float">
            <text:p>11484</text:p>
          </table:table-cell>
          <table:table-cell office:value-type="float" office:value="3168" calcext:value-type="float">
            <text:p>3168</text:p>
          </table:table-cell>
          <table:table-cell table:number-columns-repeated="9"/>
          <table:table-cell office:value-type="float" office:value="3267" calcext:value-type="float">
            <text:p>3267</text:p>
          </table:table-cell>
          <table:table-cell office:value-type="float" office:value="6732" calcext:value-type="float">
            <text:p>6732</text:p>
          </table:table-cell>
          <table:table-cell office:value-type="float" office:value="3267" calcext:value-type="float">
            <text:p>3267</text:p>
          </table:table-cell>
          <table:table-cell office:value-type="float" office:value="11484" calcext:value-type="float">
            <text:p>11484</text:p>
          </table:table-cell>
          <table:table-cell office:value-type="float" office:value="3168" calcext:value-type="float">
            <text:p>3168</text:p>
          </table:table-cell>
          <table:table-cell table:formula="of:=SUM([.AD33:.AH33])" office:value-type="float" office:value="27918" calcext:value-type="float">
            <text:p>27918</text:p>
          </table:table-cell>
          <table:table-cell table:number-columns-repeated="2"/>
          <table:table-cell office:value-type="float" office:value="3267" calcext:value-type="float">
            <text:p>3267</text:p>
          </table:table-cell>
          <table:table-cell office:value-type="float" office:value="6732" calcext:value-type="float">
            <text:p>6732</text:p>
          </table:table-cell>
          <table:table-cell office:value-type="float" office:value="3267" calcext:value-type="float">
            <text:p>3267</text:p>
          </table:table-cell>
          <table:table-cell office:value-type="float" office:value="11484" calcext:value-type="float">
            <text:p>11484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/>
          <table:table-cell office:value-type="float" office:value="1480.32" calcext:value-type="float">
            <text:p>1480.32</text:p>
          </table:table-cell>
          <table:table-cell office:value-type="float" office:value="1486.75" calcext:value-type="float">
            <text:p>1486.75</text:p>
          </table:table-cell>
          <table:table-cell office:value-type="float" office:value="1514.37" calcext:value-type="float">
            <text:p>1514.37</text:p>
          </table:table-cell>
          <table:table-cell office:value-type="float" office:value="739.242" calcext:value-type="float">
            <text:p>739.242</text:p>
          </table:table-cell>
          <table:table-cell office:value-type="float" office:value="800.272" calcext:value-type="float">
            <text:p>800.272</text:p>
          </table:table-cell>
          <table:table-cell table:formula="of:=SUM([.B34:.F34])" office:value-type="float" office:value="6020.954" calcext:value-type="float">
            <text:p>6020.954</text:p>
          </table:table-cell>
          <table:table-cell table:number-columns-repeated="8"/>
          <table:table-cell office:value-type="float" office:value="8360.89" calcext:value-type="float">
            <text:p>8360.89</text:p>
          </table:table-cell>
          <table:table-cell office:value-type="float" office:value="8263.71" calcext:value-type="float">
            <text:p>8263.71</text:p>
          </table:table-cell>
          <table:table-cell office:value-type="float" office:value="2161.69" calcext:value-type="float">
            <text:p>2161.69</text:p>
          </table:table-cell>
          <table:table-cell office:value-type="float" office:value="3902.53" calcext:value-type="float">
            <text:p>3902.53</text:p>
          </table:table-cell>
          <table:table-cell office:value-type="float" office:value="6126.38" calcext:value-type="float">
            <text:p>6126.38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  <table:table-cell table:formula="of:=SUM([.AD34:.AH34])" office:value-type="float" office:value="28200" calcext:value-type="float">
            <text:p>282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1108.24" calcext:value-type="float">
            <text:p>1108.24</text:p>
          </table:table-cell>
          <table:table-cell office:value-type="float" office:value="604.658" calcext:value-type="float">
            <text:p>604.658</text:p>
          </table:table-cell>
          <table:table-cell office:value-type="float" office:value="1117.57" calcext:value-type="float">
            <text:p>1117.57</text:p>
          </table:table-cell>
          <table:table-cell office:value-type="float" office:value="492.828" calcext:value-type="float">
            <text:p>492.828</text:p>
          </table:table-cell>
          <table:table-cell office:value-type="float" office:value="1161.14" calcext:value-type="float">
            <text:p>1161.14</text:p>
          </table:table-cell>
          <table:table-cell table:formula="of:=SUM([.B35:.F35])" office:value-type="float" office:value="4484.436" calcext:value-type="float">
            <text:p>4484.436</text:p>
          </table:table-cell>
          <table:table-cell table:number-columns-repeated="8"/>
          <table:table-cell office:value-type="float" office:value="7383.22" calcext:value-type="float">
            <text:p>7383.22</text:p>
          </table:table-cell>
          <table:table-cell office:value-type="float" office:value="5947.5" calcext:value-type="float">
            <text:p>5947.5</text:p>
          </table:table-cell>
          <table:table-cell office:value-type="float" office:value="4920.15" calcext:value-type="float">
            <text:p>4920.15</text:p>
          </table:table-cell>
          <table:table-cell office:value-type="float" office:value="4031.52" calcext:value-type="float">
            <text:p>4031.52</text:p>
          </table:table-cell>
          <table:table-cell office:value-type="float" office:value="6770.96" calcext:value-type="float">
            <text:p>6770.96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  <table:table-cell table:formula="of:=SUM([.AD35:.AH35])" office:value-type="float" office:value="28200" calcext:value-type="float">
            <text:p>282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858.942" calcext:value-type="float">
            <text:p>858.942</text:p>
          </table:table-cell>
          <table:table-cell office:value-type="float" office:value="431.188" calcext:value-type="float">
            <text:p>431.188</text:p>
          </table:table-cell>
          <table:table-cell office:value-type="float" office:value="839.217" calcext:value-type="float">
            <text:p>839.217</text:p>
          </table:table-cell>
          <table:table-cell office:value-type="float" office:value="271.136" calcext:value-type="float">
            <text:p>271.136</text:p>
          </table:table-cell>
          <table:table-cell office:value-type="float" office:value="906.861" calcext:value-type="float">
            <text:p>906.861</text:p>
          </table:table-cell>
          <table:table-cell table:formula="of:=SUM([.B36:.F36])" office:value-type="float" office:value="3307.344" calcext:value-type="float">
            <text:p>3307.344</text:p>
          </table:table-cell>
          <table:table-cell table:number-columns-repeated="8"/>
          <table:table-cell office:value-type="float" office:value="5834.61" calcext:value-type="float">
            <text:p>5834.61</text:p>
          </table:table-cell>
          <table:table-cell office:value-type="float" office:value="6147.26" calcext:value-type="float">
            <text:p>6147.26</text:p>
          </table:table-cell>
          <table:table-cell office:value-type="float" office:value="6438.91" calcext:value-type="float">
            <text:p>6438.91</text:p>
          </table:table-cell>
          <table:table-cell office:value-type="float" office:value="4100.93" calcext:value-type="float">
            <text:p>4100.93</text:p>
          </table:table-cell>
          <table:table-cell office:value-type="float" office:value="6748.05" calcext:value-type="float">
            <text:p>6748.05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  <table:table-cell table:formula="of:=SUM([.AD36:.AH36])" office:value-type="float" office:value="28200" calcext:value-type="float">
            <text:p>282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650.202" calcext:value-type="float">
            <text:p>650.202</text:p>
          </table:table-cell>
          <table:table-cell office:value-type="float" office:value="299.661" calcext:value-type="float">
            <text:p>299.661</text:p>
          </table:table-cell>
          <table:table-cell office:value-type="float" office:value="605.601" calcext:value-type="float">
            <text:p>605.601</text:p>
          </table:table-cell>
          <table:table-cell office:value-type="float" office:value="154.654" calcext:value-type="float">
            <text:p>154.654</text:p>
          </table:table-cell>
          <table:table-cell office:value-type="float" office:value="705.198" calcext:value-type="float">
            <text:p>705.198</text:p>
          </table:table-cell>
          <table:table-cell table:formula="of:=SUM([.B37:.F37])" office:value-type="float" office:value="2415.316" calcext:value-type="float">
            <text:p>2415.316</text:p>
          </table:table-cell>
          <table:table-cell table:number-columns-repeated="8"/>
          <table:table-cell office:value-type="float" office:value="5947.61" calcext:value-type="float">
            <text:p>5947.61</text:p>
          </table:table-cell>
          <table:table-cell office:value-type="float" office:value="6316.84" calcext:value-type="float">
            <text:p>6316.84</text:p>
          </table:table-cell>
          <table:table-cell office:value-type="float" office:value="7729.72" calcext:value-type="float">
            <text:p>7729.72</text:p>
          </table:table-cell>
          <table:table-cell office:value-type="float" office:value="4140.01" calcext:value-type="float">
            <text:p>4140.01</text:p>
          </table:table-cell>
          <table:table-cell office:value-type="float" office:value="5367.3" calcext:value-type="float">
            <text:p>5367.3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  <table:table-cell table:formula="of:=SUM([.AD37:.AH37])" office:value-type="float" office:value="28200" calcext:value-type="float">
            <text:p>282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475.572" calcext:value-type="float">
            <text:p>475.572</text:p>
          </table:table-cell>
          <table:table-cell office:value-type="float" office:value="204.431" calcext:value-type="float">
            <text:p>204.431</text:p>
          </table:table-cell>
          <table:table-cell office:value-type="float" office:value="413.818" calcext:value-type="float">
            <text:p>413.818</text:p>
          </table:table-cell>
          <table:table-cell office:value-type="float" office:value="103.103" calcext:value-type="float">
            <text:p>103.103</text:p>
          </table:table-cell>
          <table:table-cell office:value-type="float" office:value="545.011" calcext:value-type="float">
            <text:p>545.011</text:p>
          </table:table-cell>
          <table:table-cell table:formula="of:=SUM([.B38:.F38])" office:value-type="float" office:value="1741.935" calcext:value-type="float">
            <text:p>1741.935</text:p>
          </table:table-cell>
          <table:table-cell table:number-columns-repeated="8"/>
          <table:table-cell office:value-type="float" office:value="6050.93" calcext:value-type="float">
            <text:p>6050.93</text:p>
          </table:table-cell>
          <table:table-cell office:value-type="float" office:value="6468.59" calcext:value-type="float">
            <text:p>6468.59</text:p>
          </table:table-cell>
          <table:table-cell office:value-type="float" office:value="7770.84" calcext:value-type="float">
            <text:p>7770.84</text:p>
          </table:table-cell>
          <table:table-cell office:value-type="float" office:value="4160.66" calcext:value-type="float">
            <text:p>4160.66</text:p>
          </table:table-cell>
          <table:table-cell office:value-type="float" office:value="5381.06" calcext:value-type="float">
            <text:p>5381.06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6884" calcext:value-type="float">
            <text:p>6884</text:p>
          </table:table-cell>
          <table:table-cell office:value-type="float" office:value="3300" calcext:value-type="float">
            <text:p>3300</text:p>
          </table:table-cell>
          <table:table-cell office:value-type="float" office:value="11516" calcext:value-type="float">
            <text:p>11516</text:p>
          </table:table-cell>
          <table:table-cell office:value-type="float" office:value="3200" calcext:value-type="float">
            <text:p>3200</text:p>
          </table:table-cell>
          <table:table-cell table:formula="of:=SUM([.AD38:.AH38])" office:value-type="float" office:value="28200" calcext:value-type="float">
            <text:p>282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341.87" calcext:value-type="float">
            <text:p>341.87</text:p>
          </table:table-cell>
          <table:table-cell office:value-type="float" office:value="136.287" calcext:value-type="float">
            <text:p>136.287</text:p>
          </table:table-cell>
          <table:table-cell office:value-type="float" office:value="275.878" calcext:value-type="float">
            <text:p>275.878</text:p>
          </table:table-cell>
          <table:table-cell office:value-type="float" office:value="68.7352" calcext:value-type="float">
            <text:p>68.7352</text:p>
          </table:table-cell>
          <table:table-cell office:value-type="float" office:value="424.229" calcext:value-type="float">
            <text:p>424.229</text:p>
          </table:table-cell>
          <table:table-cell table:formula="of:=SUM([.B39:.F39])" office:value-type="float" office:value="1246.9992" calcext:value-type="float">
            <text:p>1246.9992</text:p>
          </table:table-cell>
          <table:table-cell table:number-columns-repeated="8"/>
          <table:table-cell office:value-type="float" office:value="6148.01" calcext:value-type="float">
            <text:p>6148.01</text:p>
          </table:table-cell>
          <table:table-cell office:value-type="float" office:value="6608.71" calcext:value-type="float">
            <text:p>6608.71</text:p>
          </table:table-cell>
          <table:table-cell office:value-type="float" office:value="7884.71" calcext:value-type="float">
            <text:p>7884.71</text:p>
          </table:table-cell>
          <table:table-cell office:value-type="float" office:value="4168.86" calcext:value-type="float">
            <text:p>4168.86</text:p>
          </table:table-cell>
          <table:table-cell office:value-type="float" office:value="5392.64" calcext:value-type="float">
            <text:p>5392.64</text:p>
          </table:table-cell>
          <table:table-cell table:number-columns-repeated="9"/>
          <table:table-cell office:value-type="float" office:value="3250" calcext:value-type="float">
            <text:p>3250</text:p>
          </table:table-cell>
          <table:table-cell office:value-type="float" office:value="7880" calcext:value-type="float">
            <text:p>7880</text:p>
          </table:table-cell>
          <table:table-cell office:value-type="float" office:value="4250" calcext:value-type="float">
            <text:p>4250</text:p>
          </table:table-cell>
          <table:table-cell office:value-type="float" office:value="9620" calcext:value-type="float">
            <text:p>9620</text:p>
          </table:table-cell>
          <table:table-cell office:value-type="float" office:value="3200" calcext:value-type="float">
            <text:p>3200</text:p>
          </table:table-cell>
          <table:table-cell table:formula="of:=SUM([.AD39:.AH39])" office:value-type="float" office:value="28200" calcext:value-type="float">
            <text:p>282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table:number-columns-repeated="15"/>
          <table:table-cell office:value-type="float" office:value="6240.8" calcext:value-type="float">
            <text:p>6240.8</text:p>
          </table:table-cell>
          <table:table-cell office:value-type="float" office:value="6740.76" calcext:value-type="float">
            <text:p>6740.76</text:p>
          </table:table-cell>
          <table:table-cell office:value-type="float" office:value="8052.18" calcext:value-type="float">
            <text:p>8052.18</text:p>
          </table:table-cell>
          <table:table-cell office:value-type="float" office:value="4168.07" calcext:value-type="float">
            <text:p>4168.07</text:p>
          </table:table-cell>
          <table:table-cell office:value-type="float" office:value="5402.64" calcext:value-type="float">
            <text:p>5402.64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8000" calcext:value-type="float">
            <text:p>8000</text:p>
          </table:table-cell>
          <table:table-cell office:value-type="float" office:value="4800" calcext:value-type="float">
            <text:p>4800</text:p>
          </table:table-cell>
          <table:table-cell office:value-type="float" office:value="8900" calcext:value-type="float">
            <text:p>8900</text:p>
          </table:table-cell>
          <table:table-cell office:value-type="float" office:value="3200" calcext:value-type="float">
            <text:p>3200</text:p>
          </table:table-cell>
          <table:table-cell table:formula="of:=SUM([.AD40:.AH40])" office:value-type="float" office:value="28200" calcext:value-type="float">
            <text:p>282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table:number-columns-repeated="15"/>
          <table:table-cell office:value-type="float" office:value="4973.02" calcext:value-type="float">
            <text:p>4973.02</text:p>
          </table:table-cell>
          <table:table-cell office:value-type="float" office:value="6866.96" calcext:value-type="float">
            <text:p>6866.96</text:p>
          </table:table-cell>
          <table:table-cell office:value-type="float" office:value="5737.19" calcext:value-type="float">
            <text:p>5737.19</text:p>
          </table:table-cell>
          <table:table-cell office:value-type="float" office:value="5516.56" calcext:value-type="float">
            <text:p>5516.56</text:p>
          </table:table-cell>
          <table:table-cell office:value-type="float" office:value="7879.82" calcext:value-type="float">
            <text:p>7879.82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8000" calcext:value-type="float">
            <text:p>8000</text:p>
          </table:table-cell>
          <table:table-cell office:value-type="float" office:value="4800" calcext:value-type="float">
            <text:p>4800</text:p>
          </table:table-cell>
          <table:table-cell office:value-type="float" office:value="8900" calcext:value-type="float">
            <text:p>8900</text:p>
          </table:table-cell>
          <table:table-cell office:value-type="float" office:value="3200" calcext:value-type="float">
            <text:p>3200</text:p>
          </table:table-cell>
          <table:table-cell table:formula="of:=SUM([.AD41:.AH41])" office:value-type="float" office:value="28200" calcext:value-type="float">
            <text:p>282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table:number-columns-repeated="15"/>
          <table:table-cell office:value-type="float" office:value="3737.7" calcext:value-type="float">
            <text:p>3737.7</text:p>
          </table:table-cell>
          <table:table-cell office:value-type="float" office:value="6988.81" calcext:value-type="float">
            <text:p>6988.81</text:p>
          </table:table-cell>
          <table:table-cell office:value-type="float" office:value="5876.11" calcext:value-type="float">
            <text:p>5876.11</text:p>
          </table:table-cell>
          <table:table-cell office:value-type="float" office:value="6782.31" calcext:value-type="float">
            <text:p>6782.31</text:p>
          </table:table-cell>
          <table:table-cell office:value-type="float" office:value="7932.51" calcext:value-type="float">
            <text:p>7932.51</text:p>
          </table:table-cell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8000" calcext:value-type="float">
            <text:p>8000</text:p>
          </table:table-cell>
          <table:table-cell office:value-type="float" office:value="4800" calcext:value-type="float">
            <text:p>4800</text:p>
          </table:table-cell>
          <table:table-cell office:value-type="float" office:value="8900" calcext:value-type="float">
            <text:p>8900</text:p>
          </table:table-cell>
          <table:table-cell office:value-type="float" office:value="3200" calcext:value-type="float">
            <text:p>3200</text:p>
          </table:table-cell>
          <table:table-cell table:formula="of:=SUM([.AD42:.AH42])" office:value-type="float" office:value="28200" calcext:value-type="float">
            <text:p>28200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 table:number-rows-repeated="15">
          <table:table-cell table:number-columns-repeated="42"/>
        </table:table-row>
        <table:table-row table:style-name="ro1">
          <table:table-cell/>
          <table:table-cell office:value-type="string" calcext:value-type="string">
            <text:p>Dynamic Job rating</text:p>
          </table:table-cell>
          <table:table-cell office:value-type="string" calcext:value-type="string">
            <text:p>Static Job Rating</text:p>
          </table:table-cell>
          <table:table-cell table:number-columns-repeated="14"/>
          <table:table-cell office:value-type="string" calcext:value-type="string">
            <text:p>Static Job Rating</text:p>
          </table:table-cell>
          <table:table-cell office:value-type="string" calcext:value-type="string">
            <text:p>Dynamic Job Rating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0.670563" calcext:value-type="float">
            <text:p>0.670563</text:p>
          </table:table-cell>
          <table:table-cell table:number-columns-repeated="14"/>
          <table:table-cell table:number-columns-repeated="2" office:value-type="float" office:value="0.747336" calcext:value-type="float">
            <text:p>0.7473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75538" calcext:value-type="float">
            <text:p>0.875538</text:p>
          </table:table-cell>
          <table:table-cell office:value-type="float" office:value="0.875223" calcext:value-type="float">
            <text:p>0.875223</text:p>
          </table:table-cell>
          <table:table-cell table:number-columns-repeated="14"/>
          <table:table-cell office:value-type="float" office:value="0.825666" calcext:value-type="float">
            <text:p>0.825666</text:p>
          </table:table-cell>
          <table:table-cell office:value-type="float" office:value="0.84887" calcext:value-type="float">
            <text:p>0.848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7341" calcext:value-type="float">
            <text:p>0.97341</text:p>
          </table:table-cell>
          <table:table-cell office:value-type="float" office:value="0.961506" calcext:value-type="float">
            <text:p>0.961506</text:p>
          </table:table-cell>
          <table:table-cell table:number-columns-repeated="14"/>
          <table:table-cell office:value-type="float" office:value="0.861242" calcext:value-type="float">
            <text:p>0.861242</text:p>
          </table:table-cell>
          <table:table-cell office:value-type="float" office:value="0.958158" calcext:value-type="float">
            <text:p>0.9581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26793" calcext:value-type="float">
            <text:p>0.926793</text:p>
          </table:table-cell>
          <table:table-cell office:value-type="float" office:value="0.900356" calcext:value-type="float">
            <text:p>0.900356</text:p>
          </table:table-cell>
          <table:table-cell table:number-columns-repeated="14"/>
          <table:table-cell office:value-type="float" office:value="0.962132" calcext:value-type="float">
            <text:p>0.962132</text:p>
          </table:table-cell>
          <table:table-cell office:value-type="float" office:value="0.975513" calcext:value-type="float">
            <text:p>0.97551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19865" calcext:value-type="float">
            <text:p>0.919865</text:p>
          </table:table-cell>
          <table:table-cell office:value-type="float" office:value="0.784634" calcext:value-type="float">
            <text:p>0.784634</text:p>
          </table:table-cell>
          <table:table-cell table:number-columns-repeated="14"/>
          <table:table-cell office:value-type="float" office:value="0.964746" calcext:value-type="float">
            <text:p>0.964746</text:p>
          </table:table-cell>
          <table:table-cell office:value-type="float" office:value="0.961844" calcext:value-type="float">
            <text:p>0.9618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07111" calcext:value-type="float">
            <text:p>0.907111</text:p>
          </table:table-cell>
          <table:table-cell office:value-type="float" office:value="0.84276" calcext:value-type="float">
            <text:p>0.84276</text:p>
          </table:table-cell>
          <table:table-cell table:number-columns-repeated="14"/>
          <table:table-cell office:value-type="float" office:value="0.964675" calcext:value-type="float">
            <text:p>0.964675</text:p>
          </table:table-cell>
          <table:table-cell office:value-type="float" office:value="0.961543" calcext:value-type="float">
            <text:p>0.96154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66795" calcext:value-type="float">
            <text:p>0.866795</text:p>
          </table:table-cell>
          <table:table-cell office:value-type="float" office:value="0.820838" calcext:value-type="float">
            <text:p>0.820838</text:p>
          </table:table-cell>
          <table:table-cell table:number-columns-repeated="14"/>
          <table:table-cell office:value-type="float" office:value="0.96307" calcext:value-type="float">
            <text:p>0.96307</text:p>
          </table:table-cell>
          <table:table-cell office:value-type="float" office:value="0.959715" calcext:value-type="float">
            <text:p>0.9597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33076" calcext:value-type="float">
            <text:p>0.833076</text:p>
          </table:table-cell>
          <table:table-cell office:value-type="float" office:value="0.797818" calcext:value-type="float">
            <text:p>0.797818</text:p>
          </table:table-cell>
          <table:table-cell table:number-columns-repeated="14"/>
          <table:table-cell office:value-type="float" office:value="0.907933" calcext:value-type="float">
            <text:p>0.907933</text:p>
          </table:table-cell>
          <table:table-cell office:value-type="float" office:value="0.9568" calcext:value-type="float">
            <text:p>0.956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12544" calcext:value-type="float">
            <text:p>0.812544</text:p>
          </table:table-cell>
          <table:table-cell office:value-type="float" office:value="0.77244" calcext:value-type="float">
            <text:p>0.77244</text:p>
          </table:table-cell>
          <table:table-cell table:number-columns-repeated="14"/>
          <table:table-cell office:value-type="float" office:value="0.937926" calcext:value-type="float">
            <text:p>0.937926</text:p>
          </table:table-cell>
          <table:table-cell office:value-type="float" office:value="0.972364" calcext:value-type="float">
            <text:p>0.9723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84856" calcext:value-type="float">
            <text:p>0.784856</text:p>
          </table:table-cell>
          <table:table-cell office:value-type="float" office:value="0.538415" calcext:value-type="float">
            <text:p>0.538415</text:p>
          </table:table-cell>
          <table:table-cell table:number-columns-repeated="14"/>
          <table:table-cell office:value-type="float" office:value="0.912086" calcext:value-type="float">
            <text:p>0.912086</text:p>
          </table:table-cell>
          <table:table-cell office:value-type="float" office:value="0.950983" calcext:value-type="float">
            <text:p>0.950983</text:p>
          </table:table-cell>
          <table:table-cell table:number-columns-repeated="23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37"/>
          <table:table-cell office:value-type="string" calcext:value-type="string">
            <text:p>New Model</text:p>
          </table:table-cell>
          <table:table-cell office:value-type="string" calcext:value-type="string">
            <text:p>Static Job Rating and Static Pricing</text:p>
          </table:table-cell>
          <table:table-cell table:number-columns-repeated="3"/>
        </table:table-row>
        <table:table-row table:style-name="ro1">
          <table:table-cell table:number-columns-repeated="37"/>
          <table:table-cell table:number-columns-repeated="2"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 table:number-columns-repeated="37"/>
          <table:table-cell office:value-type="float" office:value="0.84887" calcext:value-type="float">
            <text:p>0.84887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 table:number-columns-repeated="37"/>
          <table:table-cell office:value-type="float" office:value="0.958158" calcext:value-type="float">
            <text:p>0.958158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 table:number-columns-repeated="37"/>
          <table:table-cell office:value-type="float" office:value="0.975513" calcext:value-type="float">
            <text:p>0.975513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 table:number-columns-repeated="37"/>
          <table:table-cell office:value-type="float" office:value="0.961844" calcext:value-type="float">
            <text:p>0.961844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 table:number-columns-repeated="37"/>
          <table:table-cell office:value-type="float" office:value="0.961543" calcext:value-type="float">
            <text:p>0.961543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 table:style-name="Default" table:number-columns-repeated="14"/>
          <table:table-cell table:number-columns-repeated="23"/>
          <table:table-cell office:value-type="float" office:value="0.959715" calcext:value-type="float">
            <text:p>0.959715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 table:style-name="Default" table:number-columns-repeated="14"/>
          <table:table-cell table:number-columns-repeated="23"/>
          <table:table-cell office:value-type="float" office:value="0.9568" calcext:value-type="float">
            <text:p>0.9568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 table:style-name="Default" table:number-columns-repeated="14"/>
          <table:table-cell table:number-columns-repeated="23"/>
          <table:table-cell office:value-type="float" office:value="0.972364" calcext:value-type="float">
            <text:p>0.972364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  <table:table-row table:style-name="ro1">
          <table:table-cell table:style-name="Default" table:number-columns-repeated="14"/>
          <table:table-cell table:number-columns-repeated="23"/>
          <table:table-cell office:value-type="float" office:value="0.950983" calcext:value-type="float">
            <text:p>0.950983</text:p>
          </table:table-cell>
          <table:table-cell office:value-type="float" office:value="0.747336" calcext:value-type="float">
            <text:p>0.7473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9:16:31.44310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23T20:52:17.362196167</dc:date>
    <meta:editing-duration>PT3H45M53S</meta:editing-duration>
    <meta:editing-cycles>6</meta:editing-cycles>
    <meta:generator>LibreOffice/5.0.2.2$Linux_X86_64 LibreOffice_project/00m0$Build-2</meta:generator>
    <meta:document-statistic meta:table-count="1" meta:cell-count="43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365cm" svg:y="0.316cm" chart:style-name="ch2">
          <text:p>Revenue earned by CSPs in each interval slot</text:p>
        </chart:title>
        <chart:subtitle svg:x="5.878cm" svg:y="1.301cm" chart:style-name="ch3">
          <text:p>Static Job Rating Model</text:p>
        </chart:subtitle>
        <chart:legend chart:legend-position="end" svg:x="14.264cm" svg:y="3.207cm" style:legend-expansion="high" chart:style-name="ch4"/>
        <chart:plot-area chart:style-name="ch5" table:cell-range-address="Sheet1.B7:Sheet1.F17" chart:data-source-has-labels="row" svg:x="1.33cm" svg:y="2.19cm" svg:width="12.615cm" svg:height="5.654cm">
          <chartooo:coordinate-region svg:x="2.322cm" svg:y="2.389cm" svg:width="11.623cm" svg:height="4.808cm"/>
          <chart:axis chart:dimension="x" chart:name="primary-x" chart:style-name="ch6">
            <chart:title svg:x="6.416cm" svg:y="8.024cm" chart:style-name="ch7">
              <text:p>Iterations (x100)</text:p>
            </chart:title>
          </chart:axis>
          <chart:axis chart:dimension="y" chart:name="primary-y" chart:style-name="ch8">
            <chart:title svg:x="0.451cm" svg:y="5.736cm" chart:style-name="ch9">
              <text:p>Revenue</text:p>
            </chart:title>
            <chart:grid chart:style-name="ch10" chart:class="major"/>
          </chart:axis>
          <chart:series chart:style-name="ch11" chart:values-cell-range-address="Sheet1.B8:Sheet1.B17" chart:label-cell-address="Sheet1.B7:Sheet1.B7" chart:class="chart:bar">
            <chart:data-point chart:repeated="10"/>
          </chart:series>
          <chart:series chart:style-name="ch12" chart:values-cell-range-address="Sheet1.C8:Sheet1.C17" chart:label-cell-address="Sheet1.C7:Sheet1.C7" chart:class="chart:bar">
            <chart:data-point chart:repeated="10"/>
          </chart:series>
          <chart:series chart:style-name="ch13" chart:values-cell-range-address="Sheet1.D8:Sheet1.D17" chart:label-cell-address="Sheet1.D7:Sheet1.D7" chart:class="chart:bar">
            <chart:data-point chart:repeated="10"/>
          </chart:series>
          <chart:series chart:style-name="ch14" chart:values-cell-range-address="Sheet1.E8:Sheet1.E17" chart:label-cell-address="Sheet1.E7:Sheet1.E7" chart:class="chart:bar">
            <chart:data-point chart:repeated="10"/>
          </chart:series>
          <chart:series chart:style-name="ch15" chart:values-cell-range-address="Sheet1.F8:Sheet1.F17" chart:label-cell-address="Sheet1.F7:Sheet1.F7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1683">
                <text:p>1683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4.82">
                <text:p>2704.82</text:p>
              </table:table-cell>
              <table:table-cell office:value-type="float" office:value="4425.4">
                <text:p>4425.4</text:p>
              </table:table-cell>
              <table:table-cell office:value-type="float" office:value="1415">
                <text:p>1415</text:p>
              </table:table-cell>
              <table:table-cell office:value-type="float" office:value="3143.06">
                <text:p>3143.06</text:p>
              </table:table-cell>
              <table:table-cell office:value-type="float" office:value="1984.56">
                <text:p>198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.59">
                <text:p>1999.59</text:p>
              </table:table-cell>
              <table:table-cell office:value-type="float" office:value="2623.09">
                <text:p>2623.09</text:p>
              </table:table-cell>
              <table:table-cell office:value-type="float" office:value="2189.75">
                <text:p>2189.75</text:p>
              </table:table-cell>
              <table:table-cell office:value-type="float" office:value="1369.92">
                <text:p>1369.92</text:p>
              </table:table-cell>
              <table:table-cell office:value-type="float" office:value="2353.54">
                <text:p>2353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3.62">
                <text:p>2163.62</text:p>
              </table:table-cell>
              <table:table-cell office:value-type="float" office:value="2221">
                <text:p>2221</text:p>
              </table:table-cell>
              <table:table-cell office:value-type="float" office:value="1595.84">
                <text:p>1595.84</text:p>
              </table:table-cell>
              <table:table-cell office:value-type="float" office:value="934.43">
                <text:p>934.43</text:p>
              </table:table-cell>
              <table:table-cell office:value-type="float" office:value="1081.38">
                <text:p>1081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1.37">
                <text:p>2311.37</text:p>
              </table:table-cell>
              <table:table-cell office:value-type="float" office:value="805.004">
                <text:p>805.004</text:p>
              </table:table-cell>
              <table:table-cell office:value-type="float" office:value="1514.8">
                <text:p>1514.8</text:p>
              </table:table-cell>
              <table:table-cell office:value-type="float" office:value="625.797">
                <text:p>625.797</text:p>
              </table:table-cell>
              <table:table-cell office:value-type="float" office:value="776.988">
                <text:p>776.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.71">
                <text:p>819.71</text:p>
              </table:table-cell>
              <table:table-cell office:value-type="float" office:value="600.164">
                <text:p>600.164</text:p>
              </table:table-cell>
              <table:table-cell office:value-type="float" office:value="1118.05">
                <text:p>1118.05</text:p>
              </table:table-cell>
              <table:table-cell office:value-type="float" office:value="417.198">
                <text:p>417.198</text:p>
              </table:table-cell>
              <table:table-cell office:value-type="float" office:value="1504.56">
                <text:p>1504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6.921">
                <text:p>616.921</text:p>
              </table:table-cell>
              <table:table-cell office:value-type="float" office:value="425.327">
                <text:p>425.327</text:p>
              </table:table-cell>
              <table:table-cell office:value-type="float" office:value="813.441">
                <text:p>813.441</text:p>
              </table:table-cell>
              <table:table-cell office:value-type="float" office:value="278.132">
                <text:p>278.132</text:p>
              </table:table-cell>
              <table:table-cell office:value-type="float" office:value="1156.24">
                <text:p>1156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6.364">
                <text:p>466.364</text:p>
              </table:table-cell>
              <table:table-cell office:value-type="float" office:value="294.322">
                <text:p>294.322</text:p>
              </table:table-cell>
              <table:table-cell office:value-type="float" office:value="575.541">
                <text:p>575.541</text:p>
              </table:table-cell>
              <table:table-cell office:value-type="float" office:value="185.421">
                <text:p>185.421</text:p>
              </table:table-cell>
              <table:table-cell office:value-type="float" office:value="883.176">
                <text:p>883.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.726">
                <text:p>352.726</text:p>
              </table:table-cell>
              <table:table-cell office:value-type="float" office:value="199.484">
                <text:p>199.484</text:p>
              </table:table-cell>
              <table:table-cell office:value-type="float" office:value="391.707">
                <text:p>391.707</text:p>
              </table:table-cell>
              <table:table-cell office:value-type="float" office:value="123.614">
                <text:p>123.614</text:p>
              </table:table-cell>
              <table:table-cell office:value-type="float" office:value="669.678">
                <text:p>669.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4742">
                <text:p>72.4742</text:p>
              </table:table-cell>
              <table:table-cell office:value-type="float" office:value="132.989">
                <text:p>132.989</text:p>
              </table:table-cell>
              <table:table-cell office:value-type="float" office:value="261.138">
                <text:p>261.138</text:p>
              </table:table-cell>
              <table:table-cell office:value-type="float" office:value="82.4095">
                <text:p>82.4095</text:p>
              </table:table-cell>
              <table:table-cell office:value-type="float" office:value="681.689">
                <text:p>681.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365cm" svg:y="0.316cm" chart:style-name="ch2">
          <text:p>Revenue earned by CSPs in each interval slot</text:p>
        </chart:title>
        <chart:subtitle svg:x="5.587cm" svg:y="1.301cm" chart:style-name="ch3">
          <text:p>Dynamic Job Rating Model</text:p>
        </chart:subtitle>
        <chart:legend chart:legend-position="end" svg:x="14.264cm" svg:y="3.208cm" style:legend-expansion="high" chart:style-name="ch4"/>
        <chart:plot-area chart:style-name="ch5" table:cell-range-address="Sheet1.B29:Sheet1.F39" chart:data-source-has-labels="row" svg:x="1.33cm" svg:y="2.19cm" svg:width="12.615cm" svg:height="5.655cm">
          <chartooo:coordinate-region svg:x="2.322cm" svg:y="2.389cm" svg:width="11.623cm" svg:height="4.809cm"/>
          <chart:axis chart:dimension="x" chart:name="primary-x" chart:style-name="ch6">
            <chart:title svg:x="6.416cm" svg:y="8.025cm" chart:style-name="ch7">
              <text:p>Iterations (x100)</text:p>
            </chart:title>
          </chart:axis>
          <chart:axis chart:dimension="y" chart:name="primary-y" chart:style-name="ch8">
            <chart:title svg:x="0.451cm" svg:y="5.736cm" chart:style-name="ch9">
              <text:p>Revenue</text:p>
            </chart:title>
            <chart:grid chart:style-name="ch10" chart:class="major"/>
          </chart:axis>
          <chart:series chart:style-name="ch11" chart:values-cell-range-address="Sheet1.B30:Sheet1.B39" chart:label-cell-address="Sheet1.B29:Sheet1.B29" chart:class="chart:bar">
            <chart:data-point chart:repeated="10"/>
          </chart:series>
          <chart:series chart:style-name="ch12" chart:values-cell-range-address="Sheet1.C30:Sheet1.C39" chart:label-cell-address="Sheet1.C29:Sheet1.C29" chart:class="chart:bar">
            <chart:data-point chart:repeated="10"/>
          </chart:series>
          <chart:series chart:style-name="ch13" chart:values-cell-range-address="Sheet1.D30:Sheet1.D39" chart:label-cell-address="Sheet1.D29:Sheet1.D29" chart:class="chart:bar">
            <chart:data-point chart:repeated="10"/>
          </chart:series>
          <chart:series chart:style-name="ch14" chart:values-cell-range-address="Sheet1.E30:Sheet1.E39" chart:label-cell-address="Sheet1.E29:Sheet1.E29" chart:class="chart:bar">
            <chart:data-point chart:repeated="10"/>
          </chart:series>
          <chart:series chart:style-name="ch15" chart:values-cell-range-address="Sheet1.F30:Sheet1.F39" chart:label-cell-address="Sheet1.F29:Sheet1.F29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1683">
                <text:p>1683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4.82">
                <text:p>2704.82</text:p>
              </table:table-cell>
              <table:table-cell office:value-type="float" office:value="4425.4">
                <text:p>4425.4</text:p>
              </table:table-cell>
              <table:table-cell office:value-type="float" office:value="1415">
                <text:p>1415</text:p>
              </table:table-cell>
              <table:table-cell office:value-type="float" office:value="1991.26">
                <text:p>1991.26</text:p>
              </table:table-cell>
              <table:table-cell office:value-type="float" office:value="3100.84">
                <text:p>3100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2.26">
                <text:p>1882.26</text:p>
              </table:table-cell>
              <table:table-cell office:value-type="float" office:value="2623.09">
                <text:p>2623.09</text:p>
              </table:table-cell>
              <table:table-cell office:value-type="float" office:value="2189.58">
                <text:p>2189.58</text:p>
              </table:table-cell>
              <table:table-cell office:value-type="float" office:value="1598.36">
                <text:p>1598.36</text:p>
              </table:table-cell>
              <table:table-cell office:value-type="float" office:value="2273.93">
                <text:p>2273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9.66">
                <text:p>1979.66</text:p>
              </table:table-cell>
              <table:table-cell office:value-type="float" office:value="2221.02">
                <text:p>2221.02</text:p>
              </table:table-cell>
              <table:table-cell office:value-type="float" office:value="1595.48">
                <text:p>1595.48</text:p>
              </table:table-cell>
              <table:table-cell office:value-type="float" office:value="1105.8">
                <text:p>1105.8</text:p>
              </table:table-cell>
              <table:table-cell office:value-type="float" office:value="1110.03">
                <text:p>111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.32">
                <text:p>1480.32</text:p>
              </table:table-cell>
              <table:table-cell office:value-type="float" office:value="1486.75">
                <text:p>1486.75</text:p>
              </table:table-cell>
              <table:table-cell office:value-type="float" office:value="1514.37">
                <text:p>1514.37</text:p>
              </table:table-cell>
              <table:table-cell office:value-type="float" office:value="739.242">
                <text:p>739.242</text:p>
              </table:table-cell>
              <table:table-cell office:value-type="float" office:value="800.272">
                <text:p>800.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8.24">
                <text:p>1108.24</text:p>
              </table:table-cell>
              <table:table-cell office:value-type="float" office:value="604.658">
                <text:p>604.658</text:p>
              </table:table-cell>
              <table:table-cell office:value-type="float" office:value="1117.57">
                <text:p>1117.57</text:p>
              </table:table-cell>
              <table:table-cell office:value-type="float" office:value="492.828">
                <text:p>492.828</text:p>
              </table:table-cell>
              <table:table-cell office:value-type="float" office:value="1161.14">
                <text:p>116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8.942">
                <text:p>858.942</text:p>
              </table:table-cell>
              <table:table-cell office:value-type="float" office:value="431.188">
                <text:p>431.188</text:p>
              </table:table-cell>
              <table:table-cell office:value-type="float" office:value="839.217">
                <text:p>839.217</text:p>
              </table:table-cell>
              <table:table-cell office:value-type="float" office:value="271.136">
                <text:p>271.136</text:p>
              </table:table-cell>
              <table:table-cell office:value-type="float" office:value="906.861">
                <text:p>906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.202">
                <text:p>650.202</text:p>
              </table:table-cell>
              <table:table-cell office:value-type="float" office:value="299.661">
                <text:p>299.661</text:p>
              </table:table-cell>
              <table:table-cell office:value-type="float" office:value="605.601">
                <text:p>605.601</text:p>
              </table:table-cell>
              <table:table-cell office:value-type="float" office:value="154.654">
                <text:p>154.654</text:p>
              </table:table-cell>
              <table:table-cell office:value-type="float" office:value="705.198">
                <text:p>705.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5.572">
                <text:p>475.572</text:p>
              </table:table-cell>
              <table:table-cell office:value-type="float" office:value="204.431">
                <text:p>204.431</text:p>
              </table:table-cell>
              <table:table-cell office:value-type="float" office:value="413.818">
                <text:p>413.818</text:p>
              </table:table-cell>
              <table:table-cell office:value-type="float" office:value="103.103">
                <text:p>103.103</text:p>
              </table:table-cell>
              <table:table-cell office:value-type="float" office:value="545.011">
                <text:p>545.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.87">
                <text:p>341.87</text:p>
              </table:table-cell>
              <table:table-cell office:value-type="float" office:value="136.287">
                <text:p>136.287</text:p>
              </table:table-cell>
              <table:table-cell office:value-type="float" office:value="275.878">
                <text:p>275.878</text:p>
              </table:table-cell>
              <table:table-cell office:value-type="float" office:value="68.7352">
                <text:p>68.7352</text:p>
              </table:table-cell>
              <table:table-cell office:value-type="float" office:value="424.229">
                <text:p>424.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4.265cm" svg:y="3.208cm" style:legend-expansion="high" chart:style-name="ch2"/>
        <chart:plot-area chart:style-name="ch3" table:cell-range-address="Sheet1.P7:Sheet1.T17" chart:data-source-has-labels="row" svg:x="0.319cm" svg:y="0.18cm" svg:width="13.627cm" svg:height="8.646cm">
          <chartooo:coordinate-region svg:x="1.496cm" svg:y="0.379cm" svg:width="12.4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8:Sheet1.P17" chart:label-cell-address="Sheet1.P7:Sheet1.P7" chart:class="chart:bar">
            <chart:data-point chart:repeated="10"/>
          </chart:series>
          <chart:series chart:style-name="ch8" chart:values-cell-range-address="Sheet1.Q8:Sheet1.Q17" chart:label-cell-address="Sheet1.Q7:Sheet1.Q7" chart:class="chart:bar">
            <chart:data-point chart:repeated="10"/>
          </chart:series>
          <chart:series chart:style-name="ch9" chart:values-cell-range-address="Sheet1.R8:Sheet1.R17" chart:label-cell-address="Sheet1.R7:Sheet1.R7" chart:class="chart:bar">
            <chart:data-point chart:repeated="10"/>
          </chart:series>
          <chart:series chart:style-name="ch10" chart:values-cell-range-address="Sheet1.S8:Sheet1.S17" chart:label-cell-address="Sheet1.S7:Sheet1.S7" chart:class="chart:bar">
            <chart:data-point chart:repeated="10"/>
          </chart:series>
          <chart:series chart:style-name="ch11" chart:values-cell-range-address="Sheet1.T8:Sheet1.T17" chart:label-cell-address="Sheet1.T7:Sheet1.T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P7:Sheet1.P7</svg:desc>
                </draw:g>
              </table:table-cell>
              <table:table-cell office:value-type="string">
                <text:p>CSP 2</text:p>
                <draw:g>
                  <svg:desc>Sheet1.Q7:Sheet1.Q7</svg:desc>
                </draw:g>
              </table:table-cell>
              <table:table-cell office:value-type="string">
                <text:p>CSP 3</text:p>
                <draw:g>
                  <svg:desc>Sheet1.R7:Sheet1.R7</svg:desc>
                </draw:g>
              </table:table-cell>
              <table:table-cell office:value-type="string">
                <text:p>CSP 4</text:p>
                <draw:g>
                  <svg:desc>Sheet1.S7:Sheet1.S7</svg:desc>
                </draw:g>
              </table:table-cell>
              <table:table-cell office:value-type="string">
                <text:p>CSP 5</text:p>
                <draw:g>
                  <svg:desc>Sheet1.T7:Sheet1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67">
                <text:p>3267</text:p>
                <draw:g>
                  <svg:desc>Sheet1.P8:Sheet1.P17</svg:desc>
                </draw:g>
              </table:table-cell>
              <table:table-cell office:value-type="float" office:value="6732">
                <text:p>6732</text:p>
                <draw:g>
                  <svg:desc>Sheet1.Q8:Sheet1.Q17</svg:desc>
                </draw:g>
              </table:table-cell>
              <table:table-cell office:value-type="float" office:value="3267">
                <text:p>3267</text:p>
                <draw:g>
                  <svg:desc>Sheet1.R8:Sheet1.R17</svg:desc>
                </draw:g>
              </table:table-cell>
              <table:table-cell office:value-type="float" office:value="11484">
                <text:p>11484</text:p>
                <draw:g>
                  <svg:desc>Sheet1.S8:Sheet1.S17</svg:desc>
                </draw:g>
              </table:table-cell>
              <table:table-cell office:value-type="float" office:value="3168">
                <text:p>3168</text:p>
                <draw:g>
                  <svg:desc>Sheet1.T8:Sheet1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72.82">
                <text:p>9272.82</text:p>
              </table:table-cell>
              <table:table-cell office:value-type="float" office:value="8263.71">
                <text:p>8263.71</text:p>
              </table:table-cell>
              <table:table-cell office:value-type="float" office:value="2161.69">
                <text:p>2161.69</text:p>
              </table:table-cell>
              <table:table-cell office:value-type="float" office:value="3902.53">
                <text:p>3902.53</text:p>
              </table:table-cell>
              <table:table-cell office:value-type="float" office:value="5283.7">
                <text:p>528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02.76">
                <text:p>7902.76</text:p>
              </table:table-cell>
              <table:table-cell office:value-type="float" office:value="7317.33">
                <text:p>7317.33</text:p>
              </table:table-cell>
              <table:table-cell office:value-type="float" office:value="2108.76">
                <text:p>2108.76</text:p>
              </table:table-cell>
              <table:table-cell office:value-type="float" office:value="4031.54">
                <text:p>4031.54</text:p>
              </table:table-cell>
              <table:table-cell office:value-type="float" office:value="7764.73">
                <text:p>7764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8.97">
                <text:p>5908.97</text:p>
              </table:table-cell>
              <table:table-cell office:value-type="float" office:value="6192.35">
                <text:p>6192.35</text:p>
              </table:table-cell>
              <table:table-cell office:value-type="float" office:value="7655.07">
                <text:p>7655.07</text:p>
              </table:table-cell>
              <table:table-cell office:value-type="float" office:value="4100.94">
                <text:p>4100.94</text:p>
              </table:table-cell>
              <table:table-cell office:value-type="float" office:value="5331.23">
                <text:p>5331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53.48">
                <text:p>6053.48</text:p>
              </table:table-cell>
              <table:table-cell office:value-type="float" office:value="6396.7">
                <text:p>6396.7</text:p>
              </table:table-cell>
              <table:table-cell office:value-type="float" office:value="7526.56">
                <text:p>7526.56</text:p>
              </table:table-cell>
              <table:table-cell office:value-type="float" office:value="4140.03">
                <text:p>4140.03</text:p>
              </table:table-cell>
              <table:table-cell office:value-type="float" office:value="5330.32">
                <text:p>5330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82.55">
                <text:p>6182.55</text:p>
              </table:table-cell>
              <table:table-cell office:value-type="float" office:value="6577">
                <text:p>6577</text:p>
              </table:table-cell>
              <table:table-cell office:value-type="float" office:value="7517.02">
                <text:p>7517.02</text:p>
              </table:table-cell>
              <table:table-cell office:value-type="float" office:value="4160.68">
                <text:p>4160.68</text:p>
              </table:table-cell>
              <table:table-cell office:value-type="float" office:value="5329.58">
                <text:p>5329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1.53">
                <text:p>6301.53</text:p>
              </table:table-cell>
              <table:table-cell office:value-type="float" office:value="6741.49">
                <text:p>6741.49</text:p>
              </table:table-cell>
              <table:table-cell office:value-type="float" office:value="7587.71">
                <text:p>7587.71</text:p>
              </table:table-cell>
              <table:table-cell office:value-type="float" office:value="4168.88">
                <text:p>4168.88</text:p>
              </table:table-cell>
              <table:table-cell office:value-type="float" office:value="5328.96">
                <text:p>5328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2.91">
                <text:p>3742.91</text:p>
              </table:table-cell>
              <table:table-cell office:value-type="float" office:value="5115.77">
                <text:p>5115.77</text:p>
              </table:table-cell>
              <table:table-cell office:value-type="float" office:value="9441.67">
                <text:p>9441.67</text:p>
              </table:table-cell>
              <table:table-cell office:value-type="float" office:value="6811">
                <text:p>6811</text:p>
              </table:table-cell>
              <table:table-cell office:value-type="float" office:value="5328.43">
                <text:p>5328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85.41">
                <text:p>3785.41</text:p>
              </table:table-cell>
              <table:table-cell office:value-type="float" office:value="5208.01">
                <text:p>5208.01</text:p>
              </table:table-cell>
              <table:table-cell office:value-type="float" office:value="6532.76">
                <text:p>6532.76</text:p>
              </table:table-cell>
              <table:table-cell office:value-type="float" office:value="6823.37">
                <text:p>6823.37</text:p>
              </table:table-cell>
              <table:table-cell office:value-type="float" office:value="8499.46">
                <text:p>8499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12.06">
                <text:p>3812.06</text:p>
              </table:table-cell>
              <table:table-cell office:value-type="float" office:value="5285.07">
                <text:p>5285.07</text:p>
              </table:table-cell>
              <table:table-cell office:value-type="float" office:value="5644.61">
                <text:p>5644.61</text:p>
              </table:table-cell>
              <table:table-cell office:value-type="float" office:value="6846.74">
                <text:p>6846.74</text:p>
              </table:table-cell>
              <table:table-cell office:value-type="float" office:value="9587.79">
                <text:p>9587.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subtitle svg:x="5.283cm" svg:y="1.301cm" chart:style-name="ch3">
          <text:p>New Model vs Previous Model</text:p>
        </chart:subtitle>
        <chart:legend chart:legend-position="end" svg:x="11.691cm" svg:y="3.955cm" style:legend-expansion="high" chart:style-name="ch4"/>
        <chart:plot-area chart:style-name="ch5" table:cell-range-address="Sheet1.B58:Sheet1.C68" chart:data-source-has-labels="row" svg:x="0.319cm" svg:y="2.19cm" svg:width="11.053cm" svg:height="5.655cm">
          <chartooo:coordinate-region svg:x="1.046cm" svg:y="2.39cm" svg:width="10.14cm" svg:height="4.808cm"/>
          <chart:axis chart:dimension="x" chart:name="primary-x" chart:style-name="ch6">
            <chart:title svg:x="4.624cm" svg:y="8.025cm" chart:style-name="ch7">
              <text:p>Iterations (x100)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B59:Sheet1.B68" chart:label-cell-address="Sheet1.B58:Sheet1.B58" chart:class="chart:line">
            <chart:data-point chart:repeated="10"/>
          </chart:series>
          <chart:series chart:style-name="ch10" chart:values-cell-range-address="Sheet1.C59:Sheet1.C68" chart:label-cell-address="Sheet1.C58:Sheet1.C5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 Job rating</text:p>
                <draw:g>
                  <svg:desc>Sheet1.B58:Sheet1.B58</svg:desc>
                </draw:g>
              </table:table-cell>
              <table:table-cell office:value-type="string">
                <text:p>Static Job Rating</text:p>
                <draw:g>
                  <svg:desc>Sheet1.C58:Sheet1.C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59:Sheet1.B68</svg:desc>
                </draw:g>
              </table:table-cell>
              <table:table-cell office:value-type="float" office:value="0.670563">
                <text:p>0.670563</text:p>
                <draw:g>
                  <svg:desc>Sheet1.C59:Sheet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538">
                <text:p>0.875538</text:p>
              </table:table-cell>
              <table:table-cell office:value-type="float" office:value="0.875223">
                <text:p>0.875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341">
                <text:p>0.97341</text:p>
              </table:table-cell>
              <table:table-cell office:value-type="float" office:value="0.961506">
                <text:p>0.961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6793">
                <text:p>0.926793</text:p>
              </table:table-cell>
              <table:table-cell office:value-type="float" office:value="0.900356">
                <text:p>0.900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9865">
                <text:p>0.919865</text:p>
              </table:table-cell>
              <table:table-cell office:value-type="float" office:value="0.784634">
                <text:p>0.784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7111">
                <text:p>0.907111</text:p>
              </table:table-cell>
              <table:table-cell office:value-type="float" office:value="0.84276">
                <text:p>0.84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795">
                <text:p>0.866795</text:p>
              </table:table-cell>
              <table:table-cell office:value-type="float" office:value="0.820838">
                <text:p>0.820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3076">
                <text:p>0.833076</text:p>
              </table:table-cell>
              <table:table-cell office:value-type="float" office:value="0.797818">
                <text:p>0.797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2544">
                <text:p>0.812544</text:p>
              </table:table-cell>
              <table:table-cell office:value-type="float" office:value="0.77244">
                <text:p>0.77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4856">
                <text:p>0.784856</text:p>
              </table:table-cell>
              <table:table-cell office:value-type="float" office:value="0.538415">
                <text:p>0.5384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4.264cm" svg:y="3.208cm" style:legend-expansion="high" chart:style-name="ch2"/>
        <chart:plot-area chart:style-name="ch3" table:cell-range-address="Sheet1.P32:Sheet1.T42" chart:data-source-has-labels="row" svg:x="0.237cm" svg:y="0.231cm" svg:width="13.624cm" svg:height="8.646cm">
          <chartooo:coordinate-region svg:x="1.414cm" svg:y="0.431cm" svg:width="12.44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33:Sheet1.P42" chart:label-cell-address="Sheet1.P32:Sheet1.P32" chart:class="chart:bar">
            <chart:data-point chart:repeated="10"/>
          </chart:series>
          <chart:series chart:style-name="ch8" chart:values-cell-range-address="Sheet1.Q33:Sheet1.Q42" chart:label-cell-address="Sheet1.Q32:Sheet1.Q32" chart:class="chart:bar">
            <chart:data-point chart:repeated="10"/>
          </chart:series>
          <chart:series chart:style-name="ch9" chart:values-cell-range-address="Sheet1.R33:Sheet1.R42" chart:label-cell-address="Sheet1.R32:Sheet1.R32" chart:class="chart:bar">
            <chart:data-point chart:repeated="10"/>
          </chart:series>
          <chart:series chart:style-name="ch10" chart:values-cell-range-address="Sheet1.S33:Sheet1.S42" chart:label-cell-address="Sheet1.S32:Sheet1.S32" chart:class="chart:bar">
            <chart:data-point chart:repeated="10"/>
          </chart:series>
          <chart:series chart:style-name="ch11" chart:values-cell-range-address="Sheet1.T33:Sheet1.T42" chart:label-cell-address="Sheet1.T32:Sheet1.T32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P32:Sheet1.P32</svg:desc>
                </draw:g>
              </table:table-cell>
              <table:table-cell office:value-type="string">
                <text:p>CSP 2</text:p>
                <draw:g>
                  <svg:desc>Sheet1.Q32:Sheet1.Q32</svg:desc>
                </draw:g>
              </table:table-cell>
              <table:table-cell office:value-type="string">
                <text:p>CSP 3</text:p>
                <draw:g>
                  <svg:desc>Sheet1.R32:Sheet1.R32</svg:desc>
                </draw:g>
              </table:table-cell>
              <table:table-cell office:value-type="string">
                <text:p>CSP 4</text:p>
                <draw:g>
                  <svg:desc>Sheet1.S32:Sheet1.S32</svg:desc>
                </draw:g>
              </table:table-cell>
              <table:table-cell office:value-type="string">
                <text:p>CSP 5</text:p>
                <draw:g>
                  <svg:desc>Sheet1.T32:Sheet1.T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67">
                <text:p>3267</text:p>
                <draw:g>
                  <svg:desc>Sheet1.P33:Sheet1.P42</svg:desc>
                </draw:g>
              </table:table-cell>
              <table:table-cell office:value-type="float" office:value="6732">
                <text:p>6732</text:p>
                <draw:g>
                  <svg:desc>Sheet1.Q33:Sheet1.Q42</svg:desc>
                </draw:g>
              </table:table-cell>
              <table:table-cell office:value-type="float" office:value="3267">
                <text:p>3267</text:p>
                <draw:g>
                  <svg:desc>Sheet1.R33:Sheet1.R42</svg:desc>
                </draw:g>
              </table:table-cell>
              <table:table-cell office:value-type="float" office:value="11484">
                <text:p>11484</text:p>
                <draw:g>
                  <svg:desc>Sheet1.S33:Sheet1.S42</svg:desc>
                </draw:g>
              </table:table-cell>
              <table:table-cell office:value-type="float" office:value="3168">
                <text:p>3168</text:p>
                <draw:g>
                  <svg:desc>Sheet1.T33:Sheet1.T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60.89">
                <text:p>8360.89</text:p>
              </table:table-cell>
              <table:table-cell office:value-type="float" office:value="8263.71">
                <text:p>8263.71</text:p>
              </table:table-cell>
              <table:table-cell office:value-type="float" office:value="2161.69">
                <text:p>2161.69</text:p>
              </table:table-cell>
              <table:table-cell office:value-type="float" office:value="3902.53">
                <text:p>3902.53</text:p>
              </table:table-cell>
              <table:table-cell office:value-type="float" office:value="6126.38">
                <text:p>6126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83.22">
                <text:p>7383.22</text:p>
              </table:table-cell>
              <table:table-cell office:value-type="float" office:value="5947.5">
                <text:p>5947.5</text:p>
              </table:table-cell>
              <table:table-cell office:value-type="float" office:value="4920.15">
                <text:p>4920.15</text:p>
              </table:table-cell>
              <table:table-cell office:value-type="float" office:value="4031.52">
                <text:p>4031.52</text:p>
              </table:table-cell>
              <table:table-cell office:value-type="float" office:value="6770.96">
                <text:p>677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34.61">
                <text:p>5834.61</text:p>
              </table:table-cell>
              <table:table-cell office:value-type="float" office:value="6147.26">
                <text:p>6147.26</text:p>
              </table:table-cell>
              <table:table-cell office:value-type="float" office:value="6438.91">
                <text:p>6438.91</text:p>
              </table:table-cell>
              <table:table-cell office:value-type="float" office:value="4100.93">
                <text:p>4100.93</text:p>
              </table:table-cell>
              <table:table-cell office:value-type="float" office:value="6748.05">
                <text:p>6748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47.61">
                <text:p>5947.61</text:p>
              </table:table-cell>
              <table:table-cell office:value-type="float" office:value="6316.84">
                <text:p>6316.84</text:p>
              </table:table-cell>
              <table:table-cell office:value-type="float" office:value="7729.72">
                <text:p>7729.72</text:p>
              </table:table-cell>
              <table:table-cell office:value-type="float" office:value="4140.01">
                <text:p>4140.01</text:p>
              </table:table-cell>
              <table:table-cell office:value-type="float" office:value="5367.3">
                <text:p>536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50.93">
                <text:p>6050.93</text:p>
              </table:table-cell>
              <table:table-cell office:value-type="float" office:value="6468.59">
                <text:p>6468.59</text:p>
              </table:table-cell>
              <table:table-cell office:value-type="float" office:value="7770.84">
                <text:p>7770.84</text:p>
              </table:table-cell>
              <table:table-cell office:value-type="float" office:value="4160.66">
                <text:p>4160.66</text:p>
              </table:table-cell>
              <table:table-cell office:value-type="float" office:value="5381.06">
                <text:p>5381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48.01">
                <text:p>6148.01</text:p>
              </table:table-cell>
              <table:table-cell office:value-type="float" office:value="6608.71">
                <text:p>6608.71</text:p>
              </table:table-cell>
              <table:table-cell office:value-type="float" office:value="7884.71">
                <text:p>7884.71</text:p>
              </table:table-cell>
              <table:table-cell office:value-type="float" office:value="4168.86">
                <text:p>4168.86</text:p>
              </table:table-cell>
              <table:table-cell office:value-type="float" office:value="5392.64">
                <text:p>5392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40.8">
                <text:p>6240.8</text:p>
              </table:table-cell>
              <table:table-cell office:value-type="float" office:value="6740.76">
                <text:p>6740.76</text:p>
              </table:table-cell>
              <table:table-cell office:value-type="float" office:value="8052.18">
                <text:p>8052.18</text:p>
              </table:table-cell>
              <table:table-cell office:value-type="float" office:value="4168.07">
                <text:p>4168.07</text:p>
              </table:table-cell>
              <table:table-cell office:value-type="float" office:value="5402.64">
                <text:p>5402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3.02">
                <text:p>4973.02</text:p>
              </table:table-cell>
              <table:table-cell office:value-type="float" office:value="6866.96">
                <text:p>6866.96</text:p>
              </table:table-cell>
              <table:table-cell office:value-type="float" office:value="5737.19">
                <text:p>5737.19</text:p>
              </table:table-cell>
              <table:table-cell office:value-type="float" office:value="5516.56">
                <text:p>5516.56</text:p>
              </table:table-cell>
              <table:table-cell office:value-type="float" office:value="7879.82">
                <text:p>7879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37.7">
                <text:p>3737.7</text:p>
              </table:table-cell>
              <table:table-cell office:value-type="float" office:value="6988.81">
                <text:p>6988.81</text:p>
              </table:table-cell>
              <table:table-cell office:value-type="float" office:value="5876.11">
                <text:p>5876.11</text:p>
              </table:table-cell>
              <table:table-cell office:value-type="float" office:value="6782.31">
                <text:p>6782.31</text:p>
              </table:table-cell>
              <table:table-cell office:value-type="float" office:value="7932.51">
                <text:p>7932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558cm" svg:y="3.955cm" style:legend-expansion="high" chart:style-name="ch2"/>
        <chart:plot-area chart:style-name="ch3" table:cell-range-address="Sheet1.R58:Sheet1.S68" chart:data-source-has-labels="row" svg:x="0.319cm" svg:y="0.18cm" svg:width="10.92cm" svg:height="8.646cm">
          <chartooo:coordinate-region svg:x="1.046cm" svg:y="0.38cm" svg:width="10.00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59:Sheet1.R68" chart:label-cell-address="Sheet1.R58:Sheet1.R58" chart:class="chart:line">
            <chart:data-point chart:repeated="10"/>
          </chart:series>
          <chart:series chart:style-name="ch7" chart:values-cell-range-address="Sheet1.S59:Sheet1.S68" chart:label-cell-address="Sheet1.S58:Sheet1.S5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Job Rating</text:p>
                <draw:g>
                  <svg:desc>Sheet1.R58:Sheet1.R58</svg:desc>
                </draw:g>
              </table:table-cell>
              <table:table-cell office:value-type="string">
                <text:p>Dynamic Job Rating</text:p>
                <draw:g>
                  <svg:desc>Sheet1.S58:Sheet1.S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7336">
                <text:p>0.747336</text:p>
                <draw:g>
                  <svg:desc>Sheet1.R59:Sheet1.R68</svg:desc>
                </draw:g>
              </table:table-cell>
              <table:table-cell office:value-type="float" office:value="0.747336">
                <text:p>0.747336</text:p>
                <draw:g>
                  <svg:desc>Sheet1.S59:Sheet1.S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5666">
                <text:p>0.825666</text:p>
              </table:table-cell>
              <table:table-cell office:value-type="float" office:value="0.84887">
                <text:p>0.84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1242">
                <text:p>0.861242</text:p>
              </table:table-cell>
              <table:table-cell office:value-type="float" office:value="0.958158">
                <text:p>0.958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2132">
                <text:p>0.962132</text:p>
              </table:table-cell>
              <table:table-cell office:value-type="float" office:value="0.975513">
                <text:p>0.975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4746">
                <text:p>0.964746</text:p>
              </table:table-cell>
              <table:table-cell office:value-type="float" office:value="0.961844">
                <text:p>0.961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4675">
                <text:p>0.964675</text:p>
              </table:table-cell>
              <table:table-cell office:value-type="float" office:value="0.961543">
                <text:p>0.961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307">
                <text:p>0.96307</text:p>
              </table:table-cell>
              <table:table-cell office:value-type="float" office:value="0.959715">
                <text:p>0.959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7933">
                <text:p>0.907933</text:p>
              </table:table-cell>
              <table:table-cell office:value-type="float" office:value="0.9568">
                <text:p>0.9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7926">
                <text:p>0.937926</text:p>
              </table:table-cell>
              <table:table-cell office:value-type="float" office:value="0.972364">
                <text:p>0.972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2086">
                <text:p>0.912086</text:p>
              </table:table-cell>
              <table:table-cell office:value-type="float" office:value="0.950983">
                <text:p>0.9509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AD32:Sheet1.AH42" chart:data-source-has-labels="row" svg:x="0.319cm" svg:y="0.18cm" svg:width="13.626cm" svg:height="8.645cm">
          <chartooo:coordinate-region svg:x="1.496cm" svg:y="0.38cm" svg:width="12.44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D33:Sheet1.AD42" chart:label-cell-address="Sheet1.AD32:Sheet1.AD32" chart:class="chart:bar">
            <chart:data-point chart:repeated="10"/>
          </chart:series>
          <chart:series chart:style-name="ch8" chart:values-cell-range-address="Sheet1.AE33:Sheet1.AE42" chart:label-cell-address="Sheet1.AE32:Sheet1.AE32" chart:class="chart:bar">
            <chart:data-point chart:repeated="10"/>
          </chart:series>
          <chart:series chart:style-name="ch9" chart:values-cell-range-address="Sheet1.AF33:Sheet1.AF42" chart:label-cell-address="Sheet1.AF32:Sheet1.AF32" chart:class="chart:bar">
            <chart:data-point chart:repeated="10"/>
          </chart:series>
          <chart:series chart:style-name="ch10" chart:values-cell-range-address="Sheet1.AG33:Sheet1.AG42" chart:label-cell-address="Sheet1.AG32:Sheet1.AG32" chart:class="chart:bar">
            <chart:data-point chart:repeated="10"/>
          </chart:series>
          <chart:series chart:style-name="ch11" chart:values-cell-range-address="Sheet1.AH33:Sheet1.AH42" chart:label-cell-address="Sheet1.AH32:Sheet1.AH32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AD32:Sheet1.AD32</svg:desc>
                </draw:g>
              </table:table-cell>
              <table:table-cell office:value-type="string">
                <text:p>CSP 2</text:p>
                <draw:g>
                  <svg:desc>Sheet1.AE32:Sheet1.AE32</svg:desc>
                </draw:g>
              </table:table-cell>
              <table:table-cell office:value-type="string">
                <text:p>CSP 3</text:p>
                <draw:g>
                  <svg:desc>Sheet1.AF32:Sheet1.AF32</svg:desc>
                </draw:g>
              </table:table-cell>
              <table:table-cell office:value-type="string">
                <text:p>CSP 4</text:p>
                <draw:g>
                  <svg:desc>Sheet1.AG32:Sheet1.AG32</svg:desc>
                </draw:g>
              </table:table-cell>
              <table:table-cell office:value-type="string">
                <text:p>CSP 5</text:p>
                <draw:g>
                  <svg:desc>Sheet1.AH32:Sheet1.A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67">
                <text:p>3267</text:p>
                <draw:g>
                  <svg:desc>Sheet1.AD33:Sheet1.AD42</svg:desc>
                </draw:g>
              </table:table-cell>
              <table:table-cell office:value-type="float" office:value="6732">
                <text:p>6732</text:p>
                <draw:g>
                  <svg:desc>Sheet1.AE33:Sheet1.AE42</svg:desc>
                </draw:g>
              </table:table-cell>
              <table:table-cell office:value-type="float" office:value="3267">
                <text:p>3267</text:p>
                <draw:g>
                  <svg:desc>Sheet1.AF33:Sheet1.AF42</svg:desc>
                </draw:g>
              </table:table-cell>
              <table:table-cell office:value-type="float" office:value="11484">
                <text:p>11484</text:p>
                <draw:g>
                  <svg:desc>Sheet1.AG33:Sheet1.AG42</svg:desc>
                </draw:g>
              </table:table-cell>
              <table:table-cell office:value-type="float" office:value="3168">
                <text:p>3168</text:p>
                <draw:g>
                  <svg:desc>Sheet1.AH33:Sheet1.A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0">
                <text:p>3300</text:p>
              </table:table-cell>
              <table:table-cell office:value-type="float" office:value="6884">
                <text:p>6884</text:p>
              </table:table-cell>
              <table:table-cell office:value-type="float" office:value="3300">
                <text:p>3300</text:p>
              </table:table-cell>
              <table:table-cell office:value-type="float" office:value="11516">
                <text:p>1151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0">
                <text:p>3250</text:p>
              </table:table-cell>
              <table:table-cell office:value-type="float" office:value="7880">
                <text:p>7880</text:p>
              </table:table-cell>
              <table:table-cell office:value-type="float" office:value="4250">
                <text:p>4250</text:p>
              </table:table-cell>
              <table:table-cell office:value-type="float" office:value="9620">
                <text:p>962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0">
                <text:p>3300</text:p>
              </table:table-cell>
              <table:table-cell office:value-type="float" office:value="8000">
                <text:p>8000</text:p>
              </table:table-cell>
              <table:table-cell office:value-type="float" office:value="4800">
                <text:p>4800</text:p>
              </table:table-cell>
              <table:table-cell office:value-type="float" office:value="8900">
                <text:p>89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0">
                <text:p>3300</text:p>
              </table:table-cell>
              <table:table-cell office:value-type="float" office:value="8000">
                <text:p>8000</text:p>
              </table:table-cell>
              <table:table-cell office:value-type="float" office:value="4800">
                <text:p>4800</text:p>
              </table:table-cell>
              <table:table-cell office:value-type="float" office:value="8900">
                <text:p>89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0">
                <text:p>3300</text:p>
              </table:table-cell>
              <table:table-cell office:value-type="float" office:value="8000">
                <text:p>8000</text:p>
              </table:table-cell>
              <table:table-cell office:value-type="float" office:value="4800">
                <text:p>4800</text:p>
              </table:table-cell>
              <table:table-cell office:value-type="float" office:value="8900">
                <text:p>8900</text:p>
              </table:table-cell>
              <table:table-cell office:value-type="float" office:value="3200">
                <text:p>3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64cm" svg:y="3.207cm" style:legend-expansion="high" chart:style-name="ch2"/>
        <chart:plot-area chart:style-name="ch3" table:cell-range-address="Sheet1.AL32:Sheet1.AP42" chart:data-source-has-labels="row" svg:x="0.319cm" svg:y="0.18cm" svg:width="13.626cm" svg:height="8.645cm">
          <chartooo:coordinate-region svg:x="1.496cm" svg:y="0.38cm" svg:width="12.44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L33:Sheet1.AL42" chart:label-cell-address="Sheet1.AL32:Sheet1.AL32" chart:class="chart:bar">
            <chart:data-point chart:repeated="10"/>
          </chart:series>
          <chart:series chart:style-name="ch8" chart:values-cell-range-address="Sheet1.AM33:Sheet1.AM42" chart:label-cell-address="Sheet1.AM32:Sheet1.AM32" chart:class="chart:bar">
            <chart:data-point chart:repeated="10"/>
          </chart:series>
          <chart:series chart:style-name="ch9" chart:values-cell-range-address="Sheet1.AN33:Sheet1.AN42" chart:label-cell-address="Sheet1.AN32:Sheet1.AN32" chart:class="chart:bar">
            <chart:data-point chart:repeated="10"/>
          </chart:series>
          <chart:series chart:style-name="ch10" chart:values-cell-range-address="Sheet1.AO33:Sheet1.AO42" chart:label-cell-address="Sheet1.AO32:Sheet1.AO32" chart:class="chart:bar">
            <chart:data-point chart:repeated="10"/>
          </chart:series>
          <chart:series chart:style-name="ch11" chart:values-cell-range-address="Sheet1.AP33:Sheet1.AP42" chart:label-cell-address="Sheet1.AP32:Sheet1.AP32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AL32:Sheet1.AL32</svg:desc>
                </draw:g>
              </table:table-cell>
              <table:table-cell office:value-type="string">
                <text:p>CSP 2</text:p>
                <draw:g>
                  <svg:desc>Sheet1.AM32:Sheet1.AM32</svg:desc>
                </draw:g>
              </table:table-cell>
              <table:table-cell office:value-type="string">
                <text:p>CSP 3</text:p>
                <draw:g>
                  <svg:desc>Sheet1.AN32:Sheet1.AN32</svg:desc>
                </draw:g>
              </table:table-cell>
              <table:table-cell office:value-type="string">
                <text:p>CSP 4</text:p>
                <draw:g>
                  <svg:desc>Sheet1.AO32:Sheet1.AO32</svg:desc>
                </draw:g>
              </table:table-cell>
              <table:table-cell office:value-type="string">
                <text:p>CSP 5</text:p>
                <draw:g>
                  <svg:desc>Sheet1.AP32:Sheet1.AP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67">
                <text:p>3267</text:p>
                <draw:g>
                  <svg:desc>Sheet1.AL33:Sheet1.AL42</svg:desc>
                </draw:g>
              </table:table-cell>
              <table:table-cell office:value-type="float" office:value="6732">
                <text:p>6732</text:p>
                <draw:g>
                  <svg:desc>Sheet1.AM33:Sheet1.AM42</svg:desc>
                </draw:g>
              </table:table-cell>
              <table:table-cell office:value-type="float" office:value="3267">
                <text:p>3267</text:p>
                <draw:g>
                  <svg:desc>Sheet1.AN33:Sheet1.AN42</svg:desc>
                </draw:g>
              </table:table-cell>
              <table:table-cell office:value-type="float" office:value="11484">
                <text:p>11484</text:p>
                <draw:g>
                  <svg:desc>Sheet1.AO33:Sheet1.AO42</svg:desc>
                </draw:g>
              </table:table-cell>
              <table:table-cell office:value-type="float" office:value="3168">
                <text:p>3168</text:p>
                <draw:g>
                  <svg:desc>Sheet1.AP33:Sheet1.AP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0.341cm" svg:y="3.756cm" style:legend-expansion="high" chart:style-name="ch2"/>
        <chart:plot-area chart:style-name="ch3" table:cell-range-address="Sheet1.AL71:Sheet1.AM81" chart:data-source-has-labels="row" svg:x="0.319cm" svg:y="0.18cm" svg:width="9.703cm" svg:height="8.646cm">
          <chartooo:coordinate-region svg:x="1.046cm" svg:y="0.38cm" svg:width="8.7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L72:Sheet1.AL81" chart:label-cell-address="Sheet1.AL71:Sheet1.AL71" chart:class="chart:line">
            <chart:data-point chart:repeated="10"/>
          </chart:series>
          <chart:series chart:style-name="ch7" chart:values-cell-range-address="Sheet1.AM72:Sheet1.AM81" chart:label-cell-address="Sheet1.AM71:Sheet1.AM7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Model</text:p>
                <draw:g>
                  <svg:desc>Sheet1.AL71:Sheet1.AL71</svg:desc>
                </draw:g>
              </table:table-cell>
              <table:table-cell office:value-type="string">
                <text:p>Static Job Rating and Static Pricing</text:p>
                <draw:g>
                  <svg:desc>Sheet1.AM71:Sheet1.AM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7336">
                <text:p>0.747336</text:p>
                <draw:g>
                  <svg:desc>Sheet1.AL72:Sheet1.AL81</svg:desc>
                </draw:g>
              </table:table-cell>
              <table:table-cell office:value-type="float" office:value="0.747336">
                <text:p>0.747336</text:p>
                <draw:g>
                  <svg:desc>Sheet1.AM72:Sheet1.AM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887">
                <text:p>0.84887</text:p>
              </table:table-cell>
              <table:table-cell office:value-type="float" office:value="0.747336">
                <text:p>0.747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8158">
                <text:p>0.958158</text:p>
              </table:table-cell>
              <table:table-cell office:value-type="float" office:value="0.747336">
                <text:p>0.747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513">
                <text:p>0.975513</text:p>
              </table:table-cell>
              <table:table-cell office:value-type="float" office:value="0.747336">
                <text:p>0.747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1844">
                <text:p>0.961844</text:p>
              </table:table-cell>
              <table:table-cell office:value-type="float" office:value="0.747336">
                <text:p>0.747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1543">
                <text:p>0.961543</text:p>
              </table:table-cell>
              <table:table-cell office:value-type="float" office:value="0.747336">
                <text:p>0.747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9715">
                <text:p>0.959715</text:p>
              </table:table-cell>
              <table:table-cell office:value-type="float" office:value="0.747336">
                <text:p>0.747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68">
                <text:p>0.9568</text:p>
              </table:table-cell>
              <table:table-cell office:value-type="float" office:value="0.747336">
                <text:p>0.747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2364">
                <text:p>0.972364</text:p>
              </table:table-cell>
              <table:table-cell office:value-type="float" office:value="0.747336">
                <text:p>0.747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983">
                <text:p>0.950983</text:p>
              </table:table-cell>
              <table:table-cell office:value-type="float" office:value="0.747336">
                <text:p>0.7473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